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" style:family="graphic">
      <style:graphic-properties draw:stroke="solid" svg:stroke-width="0.026cm" svg:stroke-color="#000000" draw:stroke-linejoin="miter" draw:fill="solid" draw:fill-color="#a50021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3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5" style:family="graphic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6" style:family="graphic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7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>
      <style:graphic-properties draw:stroke="solid" svg:stroke-width="0.071cm" svg:stroke-color="#000000" draw:marker-end="msArrowOpenEnd_20_9" draw:marker-end-width="0.426cm" draw:marker-end-center="false" svg:stroke-opacity="100%" draw:stroke-linejoin="round" draw:fill="none" draw:fill-color="#ffff00" draw:textarea-horizontal-align="left" draw:textarea-vertical-align="top" draw:auto-grow-height="false" fo:padding-top="0.127cm" fo:padding-bottom="0.127cm" fo:padding-left="0.254cm" fo:padding-right="0.254cm" fo:wrap-option="wrap" draw:shadow-offset-x="0.071cm" draw:shadow-offset-y="0.071cm" draw:shadow-color="#777777" draw:shadow-opacity="100%"/>
    </style:style>
    <style:style style:name="gr9" style:family="graphic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0" style:family="graphic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1" style:family="graphic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12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3" style:family="graphic">
      <style:graphic-properties draw:stroke="solid" svg:stroke-width="0.044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6" style:family="graphic">
      <style:graphic-properties draw:stroke="solid" svg:stroke-width="0.044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8" style:family="graphic">
      <style:graphic-properties draw:stroke="solid" svg:stroke-width="0.044cm" svg:stroke-color="#000000" draw:stroke-linejoin="miter" draw:fill="solid" draw:fill-color="#9966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9" style:family="graphic">
      <style:graphic-properties draw:stroke="solid" svg:stroke-width="0.026cm" svg:stroke-color="#000000" draw:stroke-linejoin="miter" draw:fill="solid" draw:fill-color="#9966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20" style:family="graphic">
      <style:graphic-properties draw:stroke="solid" svg:stroke-width="0.071cm" svg:stroke-color="#0000ff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Varsayılan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0.747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557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244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609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3.127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7.784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6.514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4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617cm" fo:margin-bottom="0cm" fo:text-indent="0cm"/>
    </style:style>
    <style:style style:name="P6" style:family="paragraph">
      <style:paragraph-properties fo:margin-left="0cm" fo:margin-right="0cm" fo:margin-top="0.105cm" fo:margin-bottom="0cm" fo:text-indent="0cm"/>
    </style:style>
    <style:style style:name="P7" style:family="paragraph">
      <style:paragraph-properties fo:margin-left="0cm" fo:margin-right="0cm" fo:margin-top="0.529cm" fo:margin-bottom="0cm" fo:text-indent="0cm"/>
    </style:style>
    <style:style style:name="P8" style:family="paragraph">
      <style:paragraph-properties fo:margin-left="0cm" fo:margin-right="0cm" fo:margin-top="0.088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.621cm" fo:margin-right="0cm" fo:margin-top="0.44cm" fo:margin-bottom="0cm" fo:line-height="90%" fo:text-indent="-0.621cm" style:punctuation-wrap="simple" style:line-break="normal"/>
    </style:style>
    <style:style style:name="P11" style:family="paragraph">
      <style:paragraph-properties fo:margin-left="0.621cm" fo:margin-right="0cm" fo:margin-top="0.44cm" fo:margin-bottom="0cm" fo:line-height="50%" fo:text-indent="-0.621cm" style:punctuation-wrap="simple" style:line-break="normal"/>
    </style:style>
    <style:style style:name="P12" style:family="paragraph">
      <style:paragraph-properties fo:margin-left="0cm" fo:margin-right="0cm" fo:margin-top="0.105cm" fo:margin-bottom="0cm" fo:line-height="100%" fo:text-indent="0cm"/>
    </style:style>
    <style:style style:name="P13" style:family="paragraph">
      <style:paragraph-properties fo:margin-left="0.621cm" fo:margin-right="0cm" fo:margin-top="0.529cm" fo:margin-bottom="0cm" fo:line-height="90%" fo:text-indent="-0.621cm" style:punctuation-wrap="simple" style:line-break="normal"/>
    </style:style>
    <style:style style:name="P14" style:family="paragraph">
      <style:paragraph-properties fo:margin-left="0.621cm" fo:margin-right="0cm" fo:margin-top="0.529cm" fo:margin-bottom="0cm" fo:line-height="30%" fo:text-indent="-0.621cm" style:punctuation-wrap="simple" style:line-break="normal"/>
    </style:style>
    <style:style style:name="P15" style:family="paragraph">
      <style:paragraph-properties fo:margin-left="0.621cm" fo:margin-right="0cm" fo:margin-top="0.529cm" fo:margin-bottom="0cm" fo:line-height="80%" fo:text-indent="-0.621cm" style:punctuation-wrap="simple" style:line-break="normal"/>
    </style:style>
    <style:style style:name="P16" style:family="paragraph">
      <style:paragraph-properties fo:margin-left="0.621cm" fo:margin-right="0cm" fo:margin-top="0.529cm" fo:margin-bottom="0cm" fo:line-height="60%" fo:text-indent="-0.621cm" style:punctuation-wrap="simple" style:line-break="normal"/>
    </style:style>
    <style:style style:name="P17" style:family="paragraph">
      <style:paragraph-properties fo:margin-left="0.621cm" fo:margin-right="0cm" fo:margin-top="0.529cm" fo:margin-bottom="0cm" fo:line-height="50%" fo:text-indent="-0.621cm" style:punctuation-wrap="simple" style:line-break="normal"/>
    </style:style>
    <style:style style:name="P18" style:family="paragraph">
      <style:paragraph-properties fo:margin-left="0.621cm" fo:margin-right="0cm" fo:margin-top="0.529cm" fo:margin-bottom="0cm" fo:line-height="20%" fo:text-indent="-0.621cm" style:punctuation-wrap="simple" style:line-break="normal"/>
    </style:style>
    <style:style style:name="P19" style:family="paragraph">
      <style:paragraph-properties fo:margin-left="0.621cm" fo:margin-right="0cm" fo:margin-top="0.529cm" fo:margin-bottom="0cm" fo:line-height="0cm" fo:text-indent="-0.621cm" style:punctuation-wrap="simple" style:line-break="normal"/>
    </style:style>
    <style:style style:name="P20" style:family="paragraph">
      <style:paragraph-properties fo:margin-left="1.565cm" fo:margin-right="0cm" fo:margin-top="0.088cm" fo:margin-bottom="0cm" fo:text-indent="-0.622cm"/>
    </style:style>
    <style:style style:name="P21" style:family="paragraph">
      <style:paragraph-properties fo:margin-left="0.621cm" fo:margin-right="0cm" fo:margin-top="0.529cm" fo:margin-bottom="0cm" fo:line-height="70%" fo:text-indent="-0.621cm" style:punctuation-wrap="simple" style:line-break="normal"/>
    </style:style>
    <style:style style:name="P22" style:family="paragraph">
      <style:paragraph-properties fo:margin-left="0cm" fo:margin-right="0cm" fo:margin-top="0.529cm" fo:margin-bottom="0cm" fo:line-height="90%" fo:text-indent="0cm"/>
    </style:style>
    <style:style style:name="P23" style:family="paragraph">
      <style:paragraph-properties fo:margin-left="0cm" fo:margin-right="0cm" fo:margin-top="0.088cm" fo:margin-bottom="0cm" fo:line-height="90%" fo:text-indent="0cm"/>
    </style:style>
    <style:style style:name="P24" style:family="paragraph">
      <style:paragraph-properties fo:margin-left="0cm" fo:margin-right="0cm" fo:line-height="100%" fo:text-align="center" fo:text-indent="0cm"/>
    </style:style>
    <style:style style:name="P25" style:family="paragraph">
      <style:paragraph-properties fo:margin-left="0cm" fo:margin-right="0cm" fo:line-height="100%" fo:text-align="end" fo:text-indent="0cm"/>
    </style:style>
    <style:style style:name="P26" style:family="paragraph">
      <style:paragraph-properties fo:margin-left="1.27cm" fo:margin-right="0cm" fo:margin-top="0.44cm" fo:margin-bottom="0cm" fo:text-indent="-1.27cm"/>
    </style:style>
    <style:style style:name="P27" style:family="paragraph">
      <style:paragraph-properties fo:margin-left="1.27cm" fo:margin-right="0cm" fo:margin-top="0.396cm" fo:margin-bottom="0cm" fo:text-indent="-1.27cm"/>
    </style:style>
    <style:style style:name="P28" style:family="paragraph">
      <style:paragraph-properties fo:margin-left="0.621cm" fo:margin-right="0cm" fo:margin-top="0.44cm" fo:margin-bottom="0cm" fo:line-height="20%" fo:text-indent="-0.621cm" style:punctuation-wrap="simple" style:line-break="normal"/>
    </style:style>
    <style:style style:name="P29" style:family="paragraph">
      <style:paragraph-properties fo:margin-left="0.621cm" fo:margin-right="0cm" fo:margin-top="0.396cm" fo:margin-bottom="0cm" fo:line-height="80%" fo:text-indent="-0.621cm" style:punctuation-wrap="simple" style:line-break="normal"/>
    </style:style>
    <style:style style:name="P30" style:family="paragraph">
      <style:paragraph-properties fo:margin-left="0.621cm" fo:margin-right="0cm" fo:margin-top="0.396cm" fo:margin-bottom="0cm" fo:line-height="0cm" fo:text-indent="-0.621cm" style:punctuation-wrap="simple" style:line-break="normal"/>
    </style:style>
    <style:style style:name="P31" style:family="paragraph">
      <style:paragraph-properties fo:margin-left="0.621cm" fo:margin-right="0cm" fo:margin-top="0.396cm" fo:margin-bottom="0cm" fo:line-height="30%" fo:text-indent="-0.621cm" style:punctuation-wrap="simple" style:line-break="normal"/>
    </style:style>
    <style:style style:name="P32" style:family="paragraph">
      <style:paragraph-properties fo:margin-left="0.621cm" fo:margin-right="0cm" fo:margin-top="0.396cm" fo:margin-bottom="0cm" fo:line-height="70%" fo:text-indent="-0.621cm" style:punctuation-wrap="simple" style:line-break="normal"/>
    </style:style>
    <style:style style:name="P33" style:family="paragraph">
      <style:paragraph-properties fo:margin-left="1.565cm" fo:margin-right="0cm" fo:margin-top="0.105cm" fo:margin-bottom="0cm" fo:line-height="100%" fo:text-indent="-0.622cm"/>
    </style:style>
    <style:style style:name="P34" style:family="paragraph">
      <style:paragraph-properties fo:margin-left="0.621cm" fo:margin-right="0cm" fo:margin-top="0.529cm" fo:margin-bottom="0cm" fo:text-indent="-0.621cm"/>
    </style:style>
    <style:style style:name="P35" style:family="paragraph">
      <style:paragraph-properties fo:margin-left="0cm" fo:margin-right="0cm" fo:margin-top="0.617cm" fo:margin-bottom="0cm" fo:line-height="90%" fo:text-indent="0cm"/>
    </style:style>
    <style:style style:name="P36" style:family="paragraph">
      <style:paragraph-properties fo:margin-left="0cm" fo:margin-right="0cm" fo:margin-top="0.105cm" fo:margin-bottom="0cm" fo:line-height="90%" fo:text-indent="0cm"/>
    </style:style>
    <style:style style:name="P37" style:family="paragraph">
      <style:paragraph-properties fo:margin-left="0cm" fo:margin-right="0cm" fo:margin-top="0.105cm" fo:margin-bottom="0cm" fo:line-height="120%" fo:text-indent="0cm"/>
    </style:style>
    <style:style style:name="P38" style:family="paragraph">
      <style:paragraph-properties fo:margin-left="0cm" fo:margin-right="0cm" fo:margin-top="0.088cm" fo:margin-bottom="0cm" fo:line-height="130%" fo:text-indent="0cm"/>
    </style:style>
    <style:style style:name="P39" style:family="paragraph">
      <style:paragraph-properties fo:margin-left="1.565cm" fo:margin-right="0cm" fo:margin-top="0.079cm" fo:margin-bottom="0cm" fo:line-height="90%" fo:text-indent="-0.622cm"/>
    </style:style>
    <style:style style:name="P40" style:family="paragraph">
      <style:paragraph-properties fo:margin-left="0.621cm" fo:margin-right="0cm" fo:margin-top="0.44cm" fo:margin-bottom="0cm" fo:line-height="140%" fo:text-indent="-0.621cm"/>
    </style:style>
    <style:style style:name="P41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42" style:family="paragraph">
      <style:paragraph-properties fo:margin-left="0cm" fo:margin-right="0cm" fo:margin-top="0.088cm" fo:margin-bottom="0cm" fo:line-height="100%" fo:text-indent="0cm" style:punctuation-wrap="simple" style:line-break="normal"/>
    </style:style>
    <style:style style:name="P43" style:family="paragraph">
      <style:paragraph-properties fo:margin-left="0.621cm" fo:margin-right="0cm" fo:margin-top="0.352cm" fo:margin-bottom="0cm" fo:line-height="90%" fo:text-indent="-0.621cm" style:punctuation-wrap="simple" style:line-break="normal"/>
    </style:style>
    <style:style style:name="P44" style:family="paragraph">
      <style:paragraph-properties fo:margin-left="0.621cm" fo:margin-right="0cm" fo:margin-top="0.352cm" fo:margin-bottom="0cm" fo:line-height="20%" fo:text-indent="-0.621cm" style:punctuation-wrap="simple" style:line-break="normal"/>
    </style:style>
    <style:style style:name="T1" style:family="text">
      <style:text-properties fo:color="#000000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language="en" fo:country="US"/>
    </style:style>
    <style:style style:name="T6" style:family="text">
      <style:text-properties fo:color="#00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12" style:family="text">
      <style:text-properties fo:color="#000000" fo:font-family="Helvetica" style:font-family-generic="swiss" style:font-pitch="variable" fo:language="en" fo:country="US" fo:font-style="italic" style:font-style-asian="italic" style:font-style-complex="italic"/>
    </style:style>
    <style:style style:name="T13" style:family="text">
      <style:text-properties fo:color="#000000" fo:font-family="'Courier New'" style:font-family-generic="modern" style:font-pitch="fixed" fo:language="en" fo:country="US"/>
    </style:style>
    <style:style style:name="T14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5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style:text-position="-25% 58%" fo:language="en" fo:country="US" fo:font-weight="bold" style:font-weight-asian="bold" style:font-weight-complex="bold"/>
    </style:style>
    <style:style style:name="T19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20" style:family="text">
      <style:text-properties style:text-position="30% 58%" fo:font-size="24pt" fo:language="en" fo:country="US" style:font-size-asian="24pt" style:font-size-complex="24pt"/>
    </style:style>
    <style:style style:name="T21" style:family="text">
      <style:text-properties style:text-position="-25% 58%" fo:font-size="24pt" fo:language="en" fo:country="US" style:font-size-asian="24pt" style:font-size-complex="24pt"/>
    </style:style>
    <style:style style:name="T22" style:family="text">
      <style:text-properties style:text-position="30% 58%" fo:language="en" fo:country="US"/>
    </style:style>
    <style:style style:name="T23" style:family="text">
      <style:text-properties fo:color="#0000ff"/>
    </style:style>
    <style:style style:name="T24" style:family="text">
      <style:text-properties fo:font-size="20pt" fo:language="en" fo:country="US" style:font-size-asian="20pt" style:font-size-complex="20pt"/>
    </style:style>
    <style:style style:name="T25" style:family="text">
      <style:text-properties fo:font-family="'Courier New'" style:font-family-generic="modern" style:font-pitch="fixed" fo:font-size="16pt" style:font-size-asian="16pt" style:font-size-complex="16pt"/>
    </style:style>
    <style:style style:name="T26" style:family="text">
      <style:text-properties fo:font-size="18pt" fo:language="en" fo:country="US" style:font-size-asian="18pt" style:font-size-complex="18pt"/>
    </style:style>
    <style:style style:name="T27" style:family="text">
      <style:text-properties fo:color="#0000ff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8" style:family="text">
      <style:text-properties fo:color="#a50021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color="#0000f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1" style:family="text">
      <style:text-properties fo:color="#a50021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fo:color="#000000" fo:font-family="'Courier New'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language="en" fo:country="US" fo:font-style="italic" style:font-style-asian="italic" style:font-style-complex="italic"/>
    </style:style>
    <style:style style:name="T34" style:family="text">
      <style:text-properties style:text-position="30% 58%" fo:font-size="24pt" style:font-size-asian="24pt" style:font-size-complex="24pt"/>
    </style:style>
    <style:style style:name="T35" style:family="text">
      <style:text-properties fo:color="#0000ff" fo:font-size="24pt" style:font-size-asian="24pt" style:font-size-complex="24pt"/>
    </style:style>
    <style:style style:name="T36" style:family="text">
      <style:text-properties fo:color="#000000" fo:font-size="20pt" style:font-size-asian="20pt" style:font-size-complex="20pt"/>
    </style:style>
    <style:style style:name="T37" style:family="text">
      <style:text-properties fo:color="#000000" fo:font-size="18pt" style:font-size-asian="18pt" style:font-size-complex="18pt"/>
    </style:style>
    <style:style style:name="T38" style:family="text">
      <style:text-properties fo:color="#0000ff" fo:font-size="20pt" style:font-size-asian="20pt" style:font-size-complex="20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ff0000"/>
    </style:style>
    <style:style style:name="T41" style:family="text">
      <style:text-properties fo:color="#0000ff" fo:font-family="Helvetica" style:font-family-generic="swiss" style:font-pitch="variable" fo:font-size="24pt" style:font-size-asian="24pt" style:font-size-complex="24pt"/>
    </style:style>
    <style:style style:name="T42" style:family="text">
      <style:text-properties fo:color="#000000" fo:font-family="Helvetica" style:font-family-generic="swiss" style:font-pitch="variable" fo:font-size="20pt" style:font-size-asian="20pt" style:font-size-complex="20pt"/>
    </style:style>
    <style:style style:name="T4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5" style:family="text">
      <style:text-properties fo:color="#0000ff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6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Hash Tables" draw:style-name="dp1" draw:master-page-name="Varsayılan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Hash Tables</text:span></text:p>
              </text:list-header>
            </text:list>
          </draw:text-box>
        </draw:frame>
        <draw:frame presentation:style-name="pr2" draw:text-style-name="P2" draw:layer="layout" svg:width="21.378cm" svg:height="4.869cm" svg:x="2.117cm" svg:y="10.795cm" presentation:class="subtitle" presentation:user-transformed="true">
          <draw:text-box>
            <text:list text:style-name="L2">
              <text:list-header>
                <text:p text:style-name="P3"><text:span text:style-name="T2">Professor Jennifer Rexford</text:span></text:p>
                <text:p text:style-name="P3"><text:span text:style-name="T2">COS 217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of Today’s Lectur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Goals of Today’s Lectur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Motivation for hash tabl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xamples of (key, value) pairs</text:span></text:p>
                  </text:list-item>
                  <text:list-item>
                    <text:p text:style-name="P6"><text:span text:style-name="T4">Limitations of using arrays and linked list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Hash tabl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Hash table data structure</text:span></text:p>
                  </text:list-item>
                  <text:list-item>
                    <text:p text:style-name="P6"><text:span text:style-name="T4">Hash functions</text:span></text:p>
                  </text:list-item>
                  <text:list-item>
                    <text:p text:style-name="P6"><text:span text:style-name="T4">Example hashing cod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mplementing “mod” efficientl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nary representation of numbers</text:span></text:p>
                  </text:list-item>
                  <text:list-item>
                    <text:p text:style-name="P6"><text:span text:style-name="T4">Logical bit operators</text:span></text:p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ccessing Data By a Ke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Accessing Data By a Ke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tudent grades: (name, grade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E.g., (“john smith”, 84), (“jane doe”, 93), (“bill clinton”, 81)</text:span></text:p>
                  </text:list-item>
                  <text:list-item>
                    <text:p text:style-name="P8"><text:span text:style-name="T5">Gradeof(“john smith”) returns 84</text:span></text:p>
                  </text:list-item>
                  <text:list-item>
                    <text:p text:style-name="P8"><text:span text:style-name="T5">Gradeof(“joe schmoe”) returns NULL</text:span></text:p>
                  </text:list-item>
                </text:list>
              </text:list-item>
            </text:list>
            <text:list text:style-name="L3">
              <text:list-item>
                <text:p text:id="id1" text:style-name="P7"><text:span text:style-name="T5">Wine inventory: (name, #bottles)</text:span></text:p>
              </text:list-item>
            </text:list>
            <text:list text:style-name="L4">
              <text:list-item>
                <text:list>
                  <text:list-item>
                    <text:p text:id="id2" text:style-name="P8"><text:span text:style-name="T5">E.g., (“tapestry”, 3), (“latour”, 12), (“margaux”, 3)</text:span></text:p>
                  </text:list-item>
                  <text:list-item>
                    <text:p text:id="id3" text:style-name="P8"><text:span text:style-name="T5">Bottlesof(“latour”) returns 12</text:span></text:p>
                  </text:list-item>
                  <text:list-item>
                    <text:p text:id="id4" text:style-name="P8"><text:span text:style-name="T5">Bottlesof(“giesen”) returns NUL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5">Years when a war started: (year, war)</text:span></text:p>
              </text:list-item>
            </text:list>
            <text:list text:style-name="L4">
              <text:list-item>
                <text:list>
                  <text:list-item>
                    <text:p text:id="id6" text:style-name="P8"><text:span text:style-name="T5">E.g., (1776, “Revolutionary”), (1861, “Civil War”), (1939, “WW2”)</text:span></text:p>
                  </text:list-item>
                  <text:list-item>
                    <text:p text:id="id7" text:style-name="P8"><text:span text:style-name="T5">Warstarted(1939) returns “WW2”</text:span></text:p>
                  </text:list-item>
                  <text:list-item>
                    <text:p text:id="id8" text:style-name="P8"><text:span text:style-name="T5">Warstarted(1984) returns NULL</text:span></text:p>
                  </text:list-item>
                </text:list>
              </text:list-item>
            </text:list>
            <text:list text:style-name="L3">
              <text:list-item>
                <text:p text:id="id9" text:style-name="P7"><text:span text:style-name="T5">Symbol table: (variable name, variable value)</text:span></text:p>
              </text:list-item>
            </text:list>
            <text:list text:style-name="L4">
              <text:list-item>
                <text:list>
                  <text:list-item>
                    <text:p text:id="id10" text:style-name="P8"><text:span text:style-name="T5">E.g., (“MAXARRAY”, 2000), (“FOO”, 7), (“BAR”, -10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mitations of Using an Arra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imitations of Using an Array</text:p>
              </text:list-header>
            </text:list>
          </draw:text-box>
        </draw:frame>
        <draw:frame presentation:style-name="pr6" draw:text-style-name="P2" draw:layer="layout" svg:width="23.495cm" svg:height="11.006cm" svg:x="1.269cm" svg:y="3.387cm" presentation:class="outline" presentation:user-transformed="true">
          <draw:text-box>
            <text:list text:style-name="L3">
              <text:list-item>
                <text:p text:style-name="P7">Array stores n values indexed 0, …, n-1</text:p>
              </text:list-item>
            </text:list>
            <text:list text:style-name="L4">
              <text:list-item>
                <text:list>
                  <text:list-item>
                    <text:p text:style-name="P8">Index is an integer</text:p>
                  </text:list-item>
                  <text:list-item>
                    <text:p text:style-name="P8">Max size must be known in advance</text:p>
                  </text:list-item>
                </text:list>
              </text:list-item>
            </text:list>
            <text:list text:style-name="L3">
              <text:list-item>
                <text:p text:style-name="P7">But, the key in a (key, value) pair might not be a number</text:p>
              </text:list-item>
            </text:list>
            <text:list text:style-name="L4">
              <text:list-item>
                <text:list>
                  <text:list-item>
                    <text:p text:style-name="P8">Well, could convert it to a number</text:p>
                  </text:list-item>
                  <text:list-item>
                    <text:p text:style-name="P8">And, have a separate number for each possible name</text:p>
                  </text:list-item>
                </text:list>
              </text:list-item>
            </text:list>
            <text:list text:style-name="L3">
              <text:list-item>
                <text:p text:style-name="P7">But, we’d need an extremely large array </text:p>
              </text:list-item>
            </text:list>
            <text:list text:style-name="L4">
              <text:list-item>
                <text:list>
                  <text:list-item>
                    <text:p text:style-name="P8">Large number of possible keys (e.g., all names, all years, etc.)</text:p>
                  </text:list-item>
                  <text:list-item>
                    <text:p text:style-name="P8">And, the number of unique keys might even be unknown</text:p>
                  </text:list-item>
                  <text:list-item>
                    <text:p text:style-name="P8">And, most of the array elements would be empty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.059cm" svg:height="1.27cm" svg:x="2.328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3.387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4.445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9cm" svg:height="1.27cm" svg:x="5.503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6.562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99cm" svg:height="1.27cm" svg:x="8.678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12.277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13.335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9cm" svg:height="1.27cm" svg:x="14.393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5.452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19.262cm" svg:y="15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58cm" svg:height="1.27cm" svg:x="20.32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9cm" svg:height="1.27cm" svg:x="21.378cm" svg:y="15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8cm" svg:height="1.27cm" svg:x="22.437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draw:transform="rotate (1.5707963267946) translate (4.233cm 18.497cm)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95cm" svg:height="1.277cm" draw:transform="rotate (1.5707963267946) translate (13.335cm 18.497cm)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95cm" svg:height="1.277cm" draw:transform="rotate (1.5707963267946) translate (20.32cm 18.497cm)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212cm" svg:height="0.212cm" svg:x="9.525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12cm" svg:height="0.212cm" svg:x="9.948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11cm" svg:height="0.212cm" svg:x="10.372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12cm" svg:height="0.212cm" svg:x="16.51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12cm" svg:height="0.212cm" svg:x="16.933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11cm" svg:height="0.212cm" svg:x="17.357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3.428cm" svg:height="10.072cm" svg:x="3.545cm" svg:y="1.967cm" draw:page-number="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uld Use an Array of (key, value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Could Use an Array of (key, value)</text:p>
              </text:list-header>
            </text:list>
          </draw:text-box>
        </draw:frame>
        <draw:frame presentation:style-name="pr7" draw:text-style-name="P2" draw:layer="layout" svg:width="23.495cm" svg:height="14.816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Alternative way to use an arra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rray element i is a struct that stores key and value</text:span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Managing the arra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dd an elements: add to the end</text:span></text:p>
                  </text:list-item>
                  <text:list-item>
                    <text:p text:style-name="P8"><text:span text:style-name="T5">Remove an element: find the element, and copy last element over it</text:span></text:p>
                  </text:list-item>
                  <text:list-item>
                    <text:p text:style-name="P8"><text:span text:style-name="T5">Find an element: search from the beginning of the arra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Problem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Allocating too little memory: run out of space</text:span></text:p>
                  </text:list-item>
                  <text:list-item>
                    <text:p text:style-name="P8"><text:span text:style-name="T5">Allocating too much memory: wasteful of space</text:span>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2.195cm" svg:height="1.277cm" svg:x="5.398cm" svg:y="6.138cm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62cm" svg:height="1.277cm" svg:x="7.631cm" svg:y="6.138cm">
          <text:list text:style-name="L5">
            <text:list-header>
              <text:p text:style-name="P1">Revolutionar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195cm" svg:height="1.277cm" svg:x="5.398cm" svg:y="7.408cm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376cm" svg:height="1.277cm" svg:x="7.624cm" svg:y="7.408cm">
          <text:list text:style-name="L5">
            <text:list-header>
              <text:p text:style-name="P1">Civi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195cm" svg:height="1.277cm" svg:x="5.398cm" svg:y="8.678cm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376cm" svg:height="1.277cm" svg:x="7.624cm" svg:y="8.678cm">
          <text:list text:style-name="L5">
            <text:list-header>
              <text:p text:style-name="P1">WW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4.45cm" svg:y="6.138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4.45cm" svg:y="7.408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4.45cm" svg:y="8.467cm">
          <text:list text:style-name="L5">
            <text:list-header>
              <text:p text:style-name="P4">2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ked List to Adapt Memory Siz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inked List to Adapt Memory Siz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Each element is a struc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Key</text:span></text:p>
                  </text:list-item>
                  <text:list-item>
                    <text:p text:style-name="P8"><text:span text:style-name="T5">Value</text:span></text:p>
                  </text:list-item>
                  <text:list-item>
                    <text:p text:style-name="P8"><text:span text:style-name="T5">Pointer to next el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Linked li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Pointer to the first element in the list</text:span></text:p>
                  </text:list-item>
                  <text:list-item>
                    <text:p text:style-name="P8"><text:span text:style-name="T5">Functions for adding and removing elements</text:span></text:p>
                  </text:list-item>
                  <text:list-item>
                    <text:p text:style-name="P8"><text:span text:style-name="T5">Function for searching for an element with a particular key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2.328cm" svg:height="1.058cm" svg:x="12.224cm" svg:y="6.5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9cm" svg:x="12.224cm" svg:y="5.5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2.224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12.599cm" svg:y="4.233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2.203cm" svg:y="5.292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2.428cm" svg:y="6.35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8cm" svg:x="5.565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9cm" svg:x="5.565cm" svg:y="15.0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5.565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5.94cm" svg:y="13.758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5.544cm" svg:y="14.817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5.717cm" svg:y="15.875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9cm" svg:height="1.058cm" svg:x="10.433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9cm" svg:x="10.433cm" svg:y="15.0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10.433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10.808cm" svg:y="13.758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0.412cm" svg:y="14.817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0.585cm" svg:y="15.875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8cm" svg:x="15.302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9cm" svg:x="15.302cm" svg:y="15.0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302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15.677cm" svg:y="13.758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5.281cm" svg:y="14.817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5.453cm" svg:y="15.875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4cm" svg:height="1.199cm" svg:x="3.025cm" svg:y="13.547cm">
          <text:p/>
          <draw:enhanced-geometry svg:viewBox="0 0 576 272" draw:type="non-primitive" draw:enhanced-path="M 0 0  C 0 104 0 208 96 240  C 192 272 384 232 576 192  N"/>
        </draw:custom-shape>
        <draw:custom-shape draw:style-name="gr3" draw:text-style-name="P2" draw:layer="layout" svg:width="2.102cm" svg:height="1.277cm" svg:x="2.331cm" svg:y="12.488cm">
          <text:list text:style-name="L5">
            <text:list-header>
              <text:p text:style-name="P4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7.893cm" svg:y1="16.721cm" svg:x2="10.433cm" svg:y2="14.392cm">
          <text:p/>
        </draw:line>
        <draw:line draw:style-name="gr9" draw:text-style-name="P9" draw:layer="layout" svg:x1="12.762cm" svg:y1="16.721cm" svg:x2="15.302cm" svg:y2="14.392cm">
          <text:p/>
        </draw:line>
        <draw:line draw:style-name="gr9" draw:text-style-name="P9" draw:layer="layout" svg:x1="17.63cm" svg:y1="16.722cm" svg:x2="18.688cm" svg:y2="16.722cm">
          <text:p/>
        </draw:line>
        <draw:custom-shape draw:style-name="gr3" draw:text-style-name="P2" draw:layer="layout" svg:width="1.823cm" svg:height="1.277cm" svg:x="18.901cm" svg:y="16.087cm">
          <text:list text:style-name="L5">
            <text:list-header>
              <text:p text:style-name="P4">nul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9.737cm" svg:height="6.35cm" svg:x="15.24cm" svg:y="3.598cm">
          <text:list text:style-name="L6">
            <text:list-header>
              <text:p text:style-name="P10"><text:span text:style-name="T6">struct Entry {</text:span></text:p>
              <text:p text:style-name="P10"><text:span text:style-name="T6"><text:s text:c="2"/></text:span><text:span text:style-name="T6">int key;</text:span></text:p>
              <text:p text:style-name="P10"><text:span text:style-name="T6"><text:s text:c="2"/></text:span><text:span text:style-name="T6">char* value;</text:span></text:p>
              <text:p text:style-name="P10"><text:span text:style-name="T6"><text:s text:c="2"/></text:span><text:span text:style-name="T6">struct Entry *next;</text:span></text:p>
              <text:p text:style-name="P11"><text:span text:style-name="T6">}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6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dding Element to a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Adding Element to a List</text:p>
              </text:list-header>
            </text:list>
          </draw:text-box>
        </draw:frame>
        <draw:frame presentation:style-name="pr8" draw:text-style-name="P2" draw:layer="layout" svg:width="23.495cm" svg:height="5.503cm" svg:x="1.269cm" svg:y="3.386cm" presentation:class="outline" presentation:user-transformed="true">
          <draw:text-box>
            <text:list text:style-name="L3">
              <text:list-item>
                <text:p text:style-name="P5"><text:span text:style-name="T7">Add new element at front of list</text:span></text:p>
              </text:list-item>
            </text:list>
            <text:list text:style-name="L4">
              <text:list-item>
                <text:list>
                  <text:list-item>
                    <text:p text:id="id19" text:style-name="P6"><text:span text:style-name="T8">Make ptr of new element point to the current first eleme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id="id20" text:style-name="P12"><text:span text:style-name="T9">new-&gt;next = head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2" text:style-name="P6"><text:span text:style-name="T8">Make the head of the list point to the new eleme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id="id23" text:style-name="P12"><text:span text:style-name="T9">head = new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2" draw:layer="layout" svg:width="2.328cm" svg:height="1.059cm" svg:x="8.546cm" svg:y="1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8.546cm" svg:y="14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8.546cm" svg:y="13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8.921cm" svg:y="13.335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8.525cm" svg:y="14.39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8.68cm" svg:y="15.45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9cm" svg:height="1.059cm" svg:x="13.414cm" svg:y="1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13.414cm" svg:y="14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13.414cm" svg:y="13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13.789cm" svg:y="13.335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3.393cm" svg:y="14.39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3.698cm" svg:y="15.45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9cm" svg:x="18.283cm" svg:y="1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8.283cm" svg:y="14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8.283cm" svg:y="13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34cm" svg:height="1.277cm" svg:x="18.658cm" svg:y="13.335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8.262cm" svg:y="14.39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8.567cm" svg:y="15.45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02cm" svg:height="1.277cm" svg:x="5.718cm" svg:y="10.795cm">
          <text:list text:style-name="L5">
            <text:list-header>
              <text:p text:style-name="P4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10.874cm" svg:y1="16.298cm" svg:x2="13.414cm" svg:y2="13.97cm">
          <text:p/>
        </draw:line>
        <draw:line draw:style-name="gr9" draw:text-style-name="P9" draw:layer="layout" svg:x1="15.743cm" svg:y1="16.298cm" svg:x2="18.283cm" svg:y2="13.97cm">
          <text:p/>
        </draw:line>
        <draw:line draw:style-name="gr9" draw:text-style-name="P9" draw:layer="layout" svg:x1="20.611cm" svg:y1="16.298cm" svg:x2="21.669cm" svg:y2="16.298cm">
          <text:p/>
        </draw:line>
        <draw:custom-shape draw:style-name="gr3" draw:text-style-name="P2" draw:layer="layout" svg:width="1.823cm" svg:height="1.277cm" svg:x="21.882cm" svg:y="15.663cm">
          <text:list text:style-name="L5">
            <text:list-header>
              <text:p text:style-name="P4">nul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13" draw:layer="layout" svg:width="2.329cm" svg:height="1.059cm" svg:x="2.985cm" svg:y="1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14" draw:layer="layout" svg:width="2.329cm" svg:height="1.058cm" svg:x="2.985cm" svg:y="14.6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15" draw:layer="layout" svg:width="2.329cm" svg:height="1.058cm" svg:x="2.985cm" svg:y="13.5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1.734cm" svg:height="1.277cm" svg:x="3.36cm" svg:y="13.335cm">
          <text:list text:style-name="L5">
            <text:list-header>
              <text:p text:style-name="P4">key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17" draw:layer="layout" svg:width="2.339cm" svg:height="1.277cm" svg:x="2.964cm" svg:y="14.39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18" draw:layer="layout" svg:width="1.963cm" svg:height="1.277cm" svg:x="3.115cm" svg:y="15.45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24" draw:layer="layout" svg:x1="6.562cm" svg:y1="11.853cm" svg:x2="8.467cm" svg:y2="13.97cm">
          <text:p/>
        </draw:line>
        <draw:line draw:style-name="gr9" draw:text-style-name="P9" draw:id="id11" draw:layer="layout" svg:x1="4.022cm" svg:y1="12.065cm" svg:x2="4.022cm" svg:y2="13.547cm">
          <text:p/>
        </draw:line>
        <draw:custom-shape draw:style-name="gr3" draw:text-style-name="P2" draw:id="id12" draw:layer="layout" svg:width="1.912cm" svg:height="1.277cm" svg:x="2.968cm" svg:y="10.795cm">
          <text:list text:style-name="L5">
            <text:list-header>
              <text:p text:style-name="P4">new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21" draw:layer="layout" svg:x1="5.292cm" svg:y1="16.298cm" svg:x2="8.467cm" svg:y2="14.182cm">
          <text:p/>
        </draw:line>
        <draw:line draw:style-name="gr9" draw:text-style-name="P9" draw:id="id25" draw:layer="layout" svg:x1="6.561cm" svg:y1="11.853cm" svg:x2="4.232cm" svg:y2="13.54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7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ing an Element in a Lis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ocating an Element in a List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Sequence through the list by key value</text:p>
              </text:list-item>
            </text:list>
            <text:list text:style-name="L4">
              <text:list-item>
                <text:list>
                  <text:list-item>
                    <text:p text:style-name="P8">Return pointer to the element</text:p>
                  </text:list-item>
                  <text:list-item>
                    <text:p text:style-name="P8">… or NULL if no element is found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19.05cm" svg:height="6.35cm" svg:x="5.08cm" svg:y="6.773cm">
          <text:list text:style-name="L6">
            <text:list-header>
              <text:p text:style-name="P13"><text:span text:style-name="T10">for (p = head; p!=NULL; p=p-&gt;next) {</text:span></text:p>
              <text:p text:style-name="P13"><text:span text:style-name="T10"><text:s text:c="3"/></text:span><text:span text:style-name="T10">if (p-&gt;key == 1861)</text:span></text:p>
              <text:p text:style-name="P13"><text:span text:style-name="T10"><text:s text:c="6"/></text:span><text:span text:style-name="T10">return p;</text:span></text:p>
              <text:p text:style-name="P14"><text:span text:style-name="T10">}</text:span></text:p>
              <text:p text:style-name="P13"><text:span text:style-name="T10">return 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7.1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9cm" svg:x="5.988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6.055cm" svg:y="14.817cm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5.967cm" svg:y="15.875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6.14cm" svg:y="16.933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8cm" svg:x="10.857cm" svg:y="17.1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0.857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9cm" svg:x="10.857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0.923cm" svg:y="14.817cm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0.836cm" svg:y="15.875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1.008cm" svg:y="16.933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8cm" svg:x="15.725cm" svg:y="17.1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725cm" svg:y="16.0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9cm" svg:x="15.725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5.792cm" svg:y="14.817cm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5.704cm" svg:y="15.875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5.877cm" svg:y="16.933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4cm" svg:height="1.199cm" svg:x="3.448cm" svg:y="14.605cm">
          <text:p/>
          <draw:enhanced-geometry svg:viewBox="0 0 576 272" draw:type="non-primitive" draw:enhanced-path="M 0 0  C 0 104 0 208 96 240  C 192 272 384 232 576 192  N"/>
        </draw:custom-shape>
        <draw:custom-shape draw:style-name="gr3" draw:text-style-name="P2" draw:layer="layout" svg:width="2.102cm" svg:height="1.277cm" svg:x="2.755cm" svg:y="13.547cm">
          <text:list text:style-name="L5">
            <text:list-header>
              <text:p text:style-name="P4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8.317cm" svg:y1="17.78cm" svg:x2="10.857cm" svg:y2="15.452cm">
          <text:p/>
        </draw:line>
        <draw:line draw:style-name="gr9" draw:text-style-name="P9" draw:layer="layout" svg:x1="13.185cm" svg:y1="17.78cm" svg:x2="15.725cm" svg:y2="15.452cm">
          <text:p/>
        </draw:line>
        <draw:line draw:style-name="gr9" draw:text-style-name="P9" draw:layer="layout" svg:x1="18.053cm" svg:y1="17.78cm" svg:x2="19.112cm" svg:y2="17.78cm">
          <text:p/>
        </draw:line>
        <draw:custom-shape draw:style-name="gr3" draw:text-style-name="P2" draw:layer="layout" svg:width="1.823cm" svg:height="1.277cm" svg:x="19.324cm" svg:y="17.145cm">
          <text:list text:style-name="L5">
            <text:list-header>
              <text:p text:style-name="P4">nul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26" draw:layer="layout" svg:x1="6.985cm" svg:y1="13.547cm" svg:x2="6.985cm" svg:y2="15.028cm">
          <text:p/>
        </draw:line>
        <draw:custom-shape draw:style-name="gr3" draw:text-style-name="P2" draw:id="id27" draw:layer="layout" svg:width="0.925cm" svg:height="1.277cm" svg:x="7.113cm" svg:y="13.12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28" draw:layer="layout" svg:x1="12.065cm" svg:y1="13.547cm" svg:x2="12.065cm" svg:y2="15.028cm">
          <text:p/>
        </draw:line>
        <draw:custom-shape draw:style-name="gr3" draw:text-style-name="P2" draw:id="id29" draw:layer="layout" svg:width="0.925cm" svg:height="1.277cm" svg:x="12.193cm" svg:y="13.123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8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e and Remove an Element (1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ocate and Remove an Element (1)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Sequence through the list by key value</text:p>
              </text:list-item>
            </text:list>
            <text:list text:style-name="L4">
              <text:list-item>
                <text:list>
                  <text:list-item>
                    <text:p text:style-name="P8">Keep track of the previous element in the list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22.648cm" svg:height="6.985cm" svg:x="1.905cm" svg:y="5.927cm">
          <text:list text:style-name="L6">
            <text:list-header>
              <text:p text:style-name="P15"><text:span text:style-name="T11">prev = NULL;</text:span></text:p>
              <text:p text:style-name="P16"><text:span text:style-name="T11">for (p = head; p!=NULL; prev=p, p=p-&gt;next){</text:span></text:p>
              <text:p text:style-name="P16"><text:span text:style-name="T11"><text:s text:c="3"/></text:span><text:span text:style-name="T11">if (p-&gt;key == 1861) {</text:span></text:p>
              <text:p text:style-name="P15"><text:span text:style-name="T11"><text:s text:c="6"/></text:span><text:span text:style-name="T12">delete the element (see next slide!)</text:span><text:span text:style-name="T13">;</text:span></text:p>
              <text:p text:style-name="P17"><text:span text:style-name="T11"><text:s text:c="6"/></text:span><text:span text:style-name="T11">break;</text:span></text:p>
              <text:p text:style-name="P18"><text:span text:style-name="T11"><text:s text:c="3"/></text:span><text:span text:style-name="T11">}</text:span></text:p>
              <text:p text:style-name="P19"><text:span text:style-name="T11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9cm" svg:x="5.988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6.055cm" svg:y="14.605cm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5.967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6.14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9cm" svg:x="10.857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0.857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0.857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0.923cm" svg:y="14.605cm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0.836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1.008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9cm" svg:x="15.725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725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725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5.792cm" svg:y="14.605cm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5.704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5.877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4cm" svg:height="1.2cm" svg:x="3.448cm" svg:y="14.393cm">
          <text:p/>
          <draw:enhanced-geometry svg:viewBox="0 0 576 272" draw:type="non-primitive" draw:enhanced-path="M 0 0  C 0 104 0 208 96 240  C 192 272 384 232 576 192  N"/>
        </draw:custom-shape>
        <draw:custom-shape draw:style-name="gr3" draw:text-style-name="P2" draw:layer="layout" svg:width="2.102cm" svg:height="1.277cm" svg:x="2.755cm" svg:y="13.335cm">
          <text:list text:style-name="L5">
            <text:list-header>
              <text:p text:style-name="P4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8.317cm" svg:y1="17.568cm" svg:x2="10.857cm" svg:y2="15.24cm">
          <text:p/>
        </draw:line>
        <draw:line draw:style-name="gr9" draw:text-style-name="P9" draw:layer="layout" svg:x1="13.185cm" svg:y1="17.568cm" svg:x2="15.725cm" svg:y2="15.24cm">
          <text:p/>
        </draw:line>
        <draw:line draw:style-name="gr9" draw:text-style-name="P9" draw:layer="layout" svg:x1="18.053cm" svg:y1="17.568cm" svg:x2="19.112cm" svg:y2="17.568cm">
          <text:p/>
        </draw:line>
        <draw:custom-shape draw:style-name="gr3" draw:text-style-name="P2" draw:layer="layout" svg:width="1.823cm" svg:height="1.277cm" svg:x="19.324cm" svg:y="16.933cm">
          <text:list text:style-name="L5">
            <text:list-header>
              <text:p text:style-name="P4">nul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31" draw:layer="layout" svg:x1="6.985cm" svg:y1="13.335cm" svg:x2="6.985cm" svg:y2="14.817cm">
          <text:p/>
        </draw:line>
        <draw:custom-shape draw:style-name="gr12" draw:text-style-name="P2" draw:id="id30" draw:layer="layout" svg:width="0.935cm" svg:height="1.277cm" svg:x="7.108cm" svg:y="12.7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33" draw:layer="layout" svg:x1="12.065cm" svg:y1="13.335cm" svg:x2="12.065cm" svg:y2="14.817cm">
          <text:p/>
        </draw:line>
        <draw:custom-shape draw:style-name="gr12" draw:text-style-name="P2" draw:id="id32" draw:layer="layout" svg:width="0.935cm" svg:height="1.277cm" svg:x="12.277cm" svg:y="12.7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id="id34" draw:layer="layout" svg:width="2.116cm" svg:height="1.277cm" svg:x="7.197cm" svg:y="12.7cm">
          <text:list text:style-name="L5">
            <text:list-header>
              <text:p text:style-name="P4"><text:span text:style-name="T5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35" draw:layer="layout" svg:x1="6.985cm" svg:y1="13.335cm" svg:x2="6.985cm" svg:y2="14.81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9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cate and Remove an Element (2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ocate and Remove an Element (2)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Delete the element</text:p>
              </text:list-item>
            </text:list>
            <text:list text:style-name="L4">
              <text:list-item>
                <text:list>
                  <text:list-item>
                    <text:p text:style-name="P8">Head element: make head point to the second element</text:p>
                  </text:list-item>
                  <text:list-item>
                    <text:p text:style-name="P8">Non-head element: make previous Entry point to next element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13.335cm" svg:height="5.503cm" svg:x="5.503cm" svg:y="6.985cm">
          <text:list text:style-name="L6">
            <text:list-header>
              <text:p text:style-name="P13"><text:span text:style-name="T11">if (p == head)</text:span></text:p>
              <text:p text:style-name="P21"><text:span text:style-name="T11"><text:s text:c="3"/></text:span><text:span text:style-name="T11">head = head-&gt;next;</text:span></text:p>
              <text:p text:style-name="P21"><text:span text:style-name="T11">else</text:span></text:p>
              <text:p text:style-name="P16"><text:span text:style-name="T11"><text:s text:c="3"/></text:span><text:span text:style-name="T11">prev-&gt;next = p-&gt;nex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9cm" svg:x="5.988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9cm" svg:height="1.058cm" svg:x="5.988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6.055cm" svg:y="14.605cm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5.967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6.14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9cm" svg:x="10.857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0.857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0.857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0.923cm" svg:y="14.605cm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0.836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1.008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328cm" svg:height="1.059cm" svg:x="15.725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725cm" svg:y="15.8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28cm" svg:height="1.058cm" svg:x="15.725cm" svg:y="14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5.792cm" svg:y="14.605cm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39cm" svg:height="1.277cm" svg:x="15.704cm" svg:y="15.663cm">
          <text:list text:style-name="L5">
            <text:list-header>
              <text:p text:style-name="P4">valu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963cm" svg:height="1.277cm" svg:x="15.877cm" svg:y="16.722cm">
          <text:list text:style-name="L5">
            <text:list-header>
              <text:p text:style-name="P4">nex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4cm" svg:height="1.2cm" svg:x="3.448cm" svg:y="14.393cm">
          <text:p/>
          <draw:enhanced-geometry svg:viewBox="0 0 576 272" draw:type="non-primitive" draw:enhanced-path="M 0 0  C 0 104 0 208 96 240  C 192 272 384 232 576 192  N"/>
        </draw:custom-shape>
        <draw:custom-shape draw:style-name="gr3" draw:text-style-name="P2" draw:layer="layout" svg:width="2.102cm" svg:height="1.277cm" svg:x="2.755cm" svg:y="13.335cm">
          <text:list text:style-name="L5">
            <text:list-header>
              <text:p text:style-name="P4">he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id="id37" draw:layer="layout" svg:x1="8.317cm" svg:y1="17.568cm" svg:x2="10.857cm" svg:y2="15.24cm">
          <text:p/>
        </draw:line>
        <draw:line draw:style-name="gr9" draw:text-style-name="P9" draw:layer="layout" svg:x1="13.185cm" svg:y1="17.568cm" svg:x2="15.725cm" svg:y2="15.24cm">
          <text:p/>
        </draw:line>
        <draw:line draw:style-name="gr9" draw:text-style-name="P9" draw:layer="layout" svg:x1="18.053cm" svg:y1="17.568cm" svg:x2="19.112cm" svg:y2="17.568cm">
          <text:p/>
        </draw:line>
        <draw:custom-shape draw:style-name="gr3" draw:text-style-name="P2" draw:layer="layout" svg:width="1.823cm" svg:height="1.277cm" svg:x="19.324cm" svg:y="16.933cm">
          <text:list text:style-name="L5">
            <text:list-header>
              <text:p text:style-name="P4">nul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6.985cm" svg:y1="13.335cm" svg:x2="6.985cm" svg:y2="14.817cm">
          <text:p/>
        </draw:line>
        <draw:line draw:style-name="gr9" draw:text-style-name="P9" draw:layer="layout" svg:x1="12.065cm" svg:y1="13.335cm" svg:x2="12.065cm" svg:y2="14.817cm">
          <text:p/>
        </draw:line>
        <draw:custom-shape draw:style-name="gr12" draw:text-style-name="P2" draw:layer="layout" svg:width="0.935cm" svg:height="1.277cm" svg:x="12.277cm" svg:y="12.7cm">
          <text:list text:style-name="L5">
            <text:list-header>
              <text:p text:style-name="P4">p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116cm" svg:height="1.277cm" svg:x="7.197cm" svg:y="12.7cm">
          <text:list text:style-name="L5">
            <text:list-header>
              <text:p text:style-name="P4"><text:span text:style-name="T5">pre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6.985cm" svg:y1="13.335cm" svg:x2="6.985cm" svg:y2="14.817cm">
          <text:p/>
        </draw:line>
        <draw:line draw:style-name="gr9" draw:text-style-name="P9" draw:id="id36" draw:layer="layout" svg:x1="8.255cm" svg:y1="17.568cm" svg:x2="15.663cm" svg:y2="15.2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0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st is Not Good for (key, value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ist is Not Good for (key, value)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Good place to start</text:p>
              </text:list-item>
            </text:list>
            <text:list text:style-name="L4">
              <text:list-item>
                <text:list>
                  <text:list-item>
                    <text:p text:style-name="P8">Simple algorithm and data structure</text:p>
                  </text:list-item>
                  <text:list-item>
                    <text:p text:style-name="P8">Good to allow early start on design and test of client code</text:p>
                  </text:list-item>
                </text:list>
              </text:list-item>
            </text:list>
            <text:list text:style-name="L3">
              <text:list-item>
                <text:p text:style-name="P7">But, testing might show that this is not efficient enough</text:p>
              </text:list-item>
            </text:list>
            <text:list text:style-name="L4">
              <text:list-item>
                <text:list>
                  <text:list-item>
                    <text:p text:style-name="P8">Removing or locating an element</text:p>
                    <text:list>
                      <text:list-item>
                        <text:p text:style-name="P8">Requires walking through the elements in the list</text:p>
                      </text:list-item>
                    </text:list>
                  </text:list-item>
                  <text:list-item>
                    <text:p text:style-name="P8">Could store elements in sorted order</text:p>
                    <text:list>
                      <text:list-item>
                        <text:p text:style-name="P8">But, keeping them in sorted order is time consuming</text:p>
                      </text:list-item>
                      <text:list-item>
                        <text:p text:style-name="P8">And, searching by key in the sorted list still takes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Ultimately, we need a better approach</text:p>
              </text:list-item>
            </text:list>
            <text:list text:style-name="L4">
              <text:list-item>
                <text:list>
                  <text:list-item>
                    <text:p text:style-name="P8">Memory efficient: adds extra memory as needed</text:p>
                  </text:list-item>
                  <text:list-item>
                    <text:p text:style-name="P8">Time efficient: finds element by its key instantly (or nearly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 Tab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22"><text:span text:style-name="T5">Fixed-size array where each element points to a linked list</text:span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</text:list-item>
              <text:list-item>
                <text:p text:style-name="P22"><text:span text:style-name="T5">Function mapping each key to an array index 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For example, for an integer key </text:span><text:span text:style-name="T14">h</text:span></text:p>
                    <text:list>
                      <text:list-item>
                        <text:p text:style-name="P23"><text:span text:style-name="T5">Hash function:</text:span><text:span text:style-name="T14"> i = h % TABLESIZE </text:span><text:span text:style-name="T5">(mod function)</text:span></text:p>
                      </text:list-item>
                    </text:list>
                  </text:list-item>
                  <text:list-item>
                    <text:p text:style-name="P23"><text:span text:style-name="T5">Go to array element </text:span><text:span text:style-name="T14">i</text:span><text:span text:style-name="T5">, i.e., the linked list </text:span><text:span text:style-name="T14">hashtab[i]</text:span></text:p>
                    <text:list>
                      <text:list-item>
                        <text:p text:style-name="P23"><text:span text:style-name="T5">Search for element, add element, remove element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2" draw:layer="layout" svg:width="0.847cm" svg:height="0.847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6cm" svg:x="9.525cm" svg:y="5.9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9.525cm" svg:y="6.7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9.525cm" svg:y="7.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6cm" svg:x="9.525cm" svg:y="8.4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9.525cm" svg:y="9.3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9.525cm" svg:y="10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1.108cm" svg:x="8.683cm" svg:y="4.868cm">
          <text:list text:style-name="L6">
            <text:list-header>
              <text:p text:style-name="P2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159cm" svg:height="1.108cm" svg:x="4.449cm" svg:y="9.948cm">
          <text:list text:style-name="L6">
            <text:list-header>
              <text:p text:style-name="P25"><text:span text:style-name="T15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9" draw:layer="layout" svg:x1="9.948cm" svg:y1="5.503cm" svg:x2="11.642cm" svg:y2="5.503cm">
          <text:p/>
        </draw:line>
        <draw:g>
          <draw:custom-shape draw:style-name="gr16" draw:text-style-name="P2" draw:layer="layout" svg:width="0.847cm" svg:height="0.423cm" svg:x="11.853cm" svg:y="5.0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1.853cm" svg:y="5.5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1.853cm" svg:y="5.92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2.277cm" svg:y1="6.137cm" svg:x2="13.547cm" svg:y2="5.502cm">
          <text:p/>
        </draw:line>
        <draw:g>
          <draw:custom-shape draw:style-name="gr16" draw:text-style-name="P2" draw:layer="layout" svg:width="0.847cm" svg:height="0.423cm" svg:x="13.758cm" svg:y="5.0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3.758cm" svg:y="5.5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3.758cm" svg:y="5.92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9.948cm" svg:y1="8.043cm" svg:x2="11.642cm" svg:y2="8.043cm">
          <text:p/>
        </draw:line>
        <draw:g>
          <draw:custom-shape draw:style-name="gr16" draw:text-style-name="P2" draw:layer="layout" svg:width="0.847cm" svg:height="0.423cm" svg:x="11.853cm" svg:y="7.6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1.853cm" svg:y="8.0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1.853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2.277cm" svg:y1="8.677cm" svg:x2="13.547cm" svg:y2="8.042cm">
          <text:p/>
        </draw:line>
        <draw:g>
          <draw:custom-shape draw:style-name="gr16" draw:text-style-name="P2" draw:layer="layout" svg:width="0.847cm" svg:height="0.423cm" svg:x="13.758cm" svg:y="7.6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3.758cm" svg:y="8.0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3.758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4.182cm" svg:y1="8.677cm" svg:x2="15.452cm" svg:y2="8.042cm">
          <text:p/>
        </draw:line>
        <draw:g>
          <draw:custom-shape draw:style-name="gr16" draw:text-style-name="P2" draw:layer="layout" svg:width="0.847cm" svg:height="0.423cm" svg:x="15.663cm" svg:y="7.6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5.663cm" svg:y="8.0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5.663cm" svg:y="8.46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9.948cm" svg:y1="10.583cm" svg:x2="11.642cm" svg:y2="10.583cm">
          <text:p/>
        </draw:line>
        <draw:g>
          <draw:custom-shape draw:style-name="gr16" draw:text-style-name="P2" draw:layer="layout" svg:width="0.847cm" svg:height="0.423cm" svg:x="11.853cm" svg:y="10.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1.853cm" svg:y="10.58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1.853cm" svg:y="11.006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9" draw:layer="layout" svg:x1="10.371cm" svg:y1="5.927cm" svg:x2="9.524cm" svg:y2="6.773cm">
          <text:p/>
        </draw:line>
        <draw:line draw:style-name="gr17" draw:text-style-name="P9" draw:layer="layout" svg:x1="14.604cm" svg:y1="5.927cm" svg:x2="13.757cm" svg:y2="6.35cm">
          <text:p/>
        </draw:line>
        <draw:line draw:style-name="gr17" draw:text-style-name="P9" draw:layer="layout" svg:x1="16.509cm" svg:y1="8.467cm" svg:x2="15.662cm" svg:y2="8.89cm">
          <text:p/>
        </draw:line>
        <draw:line draw:style-name="gr17" draw:text-style-name="P9" draw:layer="layout" svg:x1="12.699cm" svg:y1="11.007cm" svg:x2="11.852cm" svg:y2="11.43cm">
          <text:p/>
        </draw:line>
        <draw:line draw:style-name="gr17" draw:text-style-name="P9" draw:layer="layout" svg:x1="10.371cm" svg:y1="6.773cm" svg:x2="9.524cm" svg:y2="7.62cm">
          <text:p/>
        </draw:line>
        <draw:line draw:style-name="gr17" draw:text-style-name="P9" draw:layer="layout" svg:x1="10.371cm" svg:y1="8.467cm" svg:x2="9.524cm" svg:y2="9.313cm">
          <text:p/>
        </draw:line>
        <draw:line draw:style-name="gr17" draw:text-style-name="P9" draw:layer="layout" svg:x1="10.371cm" svg:y1="9.313cm" svg:x2="9.524cm" svg:y2="10.16cm">
          <text:p/>
        </draw:line>
        <draw:custom-shape draw:style-name="gr10" draw:text-style-name="P2" draw:layer="layout" svg:width="14.817cm" svg:height="1.058cm" svg:x="5.08cm" svg:y="12.065cm">
          <text:list text:style-name="L6">
            <text:list-header>
              <text:p text:style-name="P10"><text:span text:style-name="T6">struct Entry *hashtab[TABLESIZE]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Example</text:p>
              </text:list-header>
            </text:list>
          </draw:text-box>
        </draw:frame>
        <draw:frame presentation:style-name="pr9" draw:text-style-name="P2" draw:layer="layout" svg:width="23.495cm" svg:height="4.868cm" svg:x="1.269cm" svg:y="3.387cm" presentation:class="outline" presentation:user-transformed="true">
          <draw:text-box>
            <text:list text:style-name="L3">
              <text:list-item>
                <text:p text:style-name="P5"><text:span text:style-name="T3">Array of size 5 with hash function “h mod 5”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“</text:span><text:span text:style-name="T4">1776 % 5” is 1</text:span></text:p>
                  </text:list-item>
                  <text:list-item>
                    <text:p text:style-name="P6"><text:span text:style-name="T4">“</text:span><text:span text:style-name="T4">1861 % 5” is 1</text:span></text:p>
                  </text:list-item>
                  <text:list-item>
                    <text:p text:style-name="P6"><text:span text:style-name="T4">“</text:span><text:span text:style-name="T4">1939 % 5” is 4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4.436cm" svg:height="1.058cm" svg:x="8.255cm" svg:y="11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6cm" svg:height="1.059cm" svg:x="8.255cm" svg:y="10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6cm" svg:height="1.058cm" svg:x="8.255cm" svg:y="9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9.309cm" svg:y="9.313cm">
          <text:list text:style-name="L5">
            <text:list-header>
              <text:p text:style-name="P4">177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27cm" svg:height="1.277cm" svg:x="8.422cm" svg:y="10.372cm">
          <text:list text:style-name="L5">
            <text:list-header>
              <text:p text:style-name="P4">Revolution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436cm" svg:height="1.058cm" svg:x="15.037cm" svg:y="11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6cm" svg:height="1.059cm" svg:x="15.037cm" svg:y="10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6cm" svg:height="1.058cm" svg:x="15.037cm" svg:y="9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6.092cm" svg:y="9.313cm">
          <text:list text:style-name="L5">
            <text:list-header>
              <text:p text:style-name="P4">186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2cm" svg:height="1.277cm" svg:x="16.012cm" svg:y="10.372cm">
          <text:list text:style-name="L5">
            <text:list-header>
              <text:p text:style-name="P4">Civil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4.437cm" svg:height="1.058cm" svg:x="11.65cm" svg:y="16.7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7cm" svg:height="1.059cm" svg:x="11.65cm" svg:y="15.6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37cm" svg:height="1.058cm" svg:x="11.65cm" svg:y="14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95cm" svg:height="1.277cm" svg:x="12.705cm" svg:y="14.393cm">
          <text:list text:style-name="L5">
            <text:list-header>
              <text:p text:style-name="P4">1939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509cm" svg:height="1.277cm" svg:x="12.636cm" svg:y="15.452cm">
          <text:list text:style-name="L5">
            <text:list-header>
              <text:p text:style-name="P4">WW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847cm" svg:height="0.846cm" svg:x="5.503cm" svg:y="10.3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5.503cm" svg:y="11.2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5.503cm" svg:y="12.0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6cm" svg:x="5.503cm" svg:y="12.9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47cm" svg:height="0.847cm" svg:x="5.503cm" svg:y="13.7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1.108cm" svg:x="4.662cm" svg:y="10.16cm">
          <text:list text:style-name="L6">
            <text:list-header>
              <text:p text:style-name="P2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9" draw:layer="layout" svg:x1="6.349cm" svg:y1="12.065cm" svg:x2="5.502cm" svg:y2="12.912cm">
          <text:p/>
        </draw:line>
        <draw:line draw:style-name="gr17" draw:text-style-name="P9" draw:layer="layout" svg:x1="6.349cm" svg:y1="12.912cm" svg:x2="5.502cm" svg:y2="13.758cm">
          <text:p/>
        </draw:line>
        <draw:custom-shape draw:style-name="gr14" draw:text-style-name="P2" draw:layer="layout" svg:width="0.925cm" svg:height="1.108cm" svg:x="4.662cm" svg:y="11.007cm">
          <text:list text:style-name="L6">
            <text:list-header>
              <text:p text:style-name="P2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925cm" svg:height="1.108cm" svg:x="4.662cm" svg:y="11.853cm">
          <text:list text:style-name="L6">
            <text:list-header>
              <text:p text:style-name="P24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925cm" svg:height="1.108cm" svg:x="4.662cm" svg:y="12.7cm">
          <text:list text:style-name="L6">
            <text:list-header>
              <text:p text:style-name="P24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0.925cm" svg:height="1.108cm" svg:x="4.662cm" svg:y="13.547cm">
          <text:list text:style-name="L6">
            <text:list-header>
              <text:p text:style-name="P24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9" draw:layer="layout" svg:x1="5.927cm" svg:y1="11.642cm" svg:x2="8.255cm" svg:y2="9.948cm">
          <text:p/>
        </draw:line>
        <draw:line draw:style-name="gr9" draw:text-style-name="P9" draw:layer="layout" svg:x1="5.927cm" svg:y1="14.182cm" svg:x2="11.642cm" svg:y2="15.028cm">
          <text:p/>
        </draw:line>
        <draw:line draw:style-name="gr17" draw:text-style-name="P9" draw:layer="layout" svg:x1="6.349cm" svg:y1="10.372cm" svg:x2="5.502cm" svg:y2="11.218cm">
          <text:p/>
        </draw:line>
        <draw:line draw:style-name="gr9" draw:text-style-name="P9" draw:layer="layout" svg:x1="12.7cm" svg:y1="12.276cm" svg:x2="15.028cm" svg:y2="9.947cm">
          <text:p/>
        </draw:line>
        <presentation:notes draw:style-name="dp2">
          <draw:page-thumbnail draw:layer="layout" svg:width="13.428cm" svg:height="10.072cm" svg:x="3.545cm" svg:y="1.967cm" draw:page-number="1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ow Large an Array?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ow Large an Array?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Large enough that average “bucket” size is 1</text:p>
              </text:list-item>
            </text:list>
            <text:list text:style-name="L4">
              <text:list-item>
                <text:list>
                  <text:list-item>
                    <text:p text:style-name="P8">Short buckets mean fast look-ups</text:p>
                  </text:list-item>
                  <text:list-item>
                    <text:p text:style-name="P8">Long buckets mean slow look-ups</text:p>
                  </text:list-item>
                </text:list>
              </text:list-item>
            </text:list>
            <text:list text:style-name="L3">
              <text:list-item>
                <text:p text:style-name="P7">Small enough to be memory efficient</text:p>
              </text:list-item>
            </text:list>
            <text:list text:style-name="L4">
              <text:list-item>
                <text:list>
                  <text:list-item>
                    <text:p text:style-name="P8">Not an excessive number of elements</text:p>
                  </text:list-item>
                  <text:list-item>
                    <text:p text:style-name="P8">Fortunately, each array element is just storing a pointer</text:p>
                  </text:list-item>
                </text:list>
              </text:list-item>
            </text:list>
            <text:list text:style-name="L3">
              <text:list-item>
                <text:p text:style-name="P7">This is OK:</text:p>
              </text:list-item>
            </text:list>
          </draw:text-box>
        </draw:frame>
        <draw:custom-shape draw:style-name="gr18" draw:text-style-name="P2" draw:layer="layout" svg:width="0.846cm" svg:height="0.847cm" svg:x="9.73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9.73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9.73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9.73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9.73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9.73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9.73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1.108cm" svg:x="8.895cm" svg:y="11.218cm">
          <text:list text:style-name="L6">
            <text:list-header>
              <text:p text:style-name="P2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159cm" svg:height="1.108cm" svg:x="4.661cm" svg:y="16.298cm">
          <text:list text:style-name="L6">
            <text:list-header>
              <text:p text:style-name="P25"><text:span text:style-name="T15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9" draw:layer="layout" svg:x1="10.16cm" svg:y1="11.853cm" svg:x2="11.853cm" svg:y2="11.853cm">
          <text:p/>
        </draw:line>
        <draw:g>
          <draw:custom-shape draw:style-name="gr16" draw:text-style-name="P2" draw:layer="layout" svg:width="0.847cm" svg:height="0.423cm" svg:x="12.065cm" svg:y="11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2.065cm" svg:y="11.8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2.065cm" svg:y="12.27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2.488cm" svg:y1="12.487cm" svg:x2="13.758cm" svg:y2="11.852cm">
          <text:p/>
        </draw:line>
        <draw:g>
          <draw:custom-shape draw:style-name="gr16" draw:text-style-name="P2" draw:layer="layout" svg:width="0.847cm" svg:height="0.423cm" svg:x="13.97cm" svg:y="11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3.97cm" svg:y="11.85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3.97cm" svg:y="12.27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0.16cm" svg:y1="14.393cm" svg:x2="11.853cm" svg:y2="14.393cm">
          <text:p/>
        </draw:line>
        <draw:g>
          <draw:custom-shape draw:style-name="gr16" draw:text-style-name="P2" draw:layer="layout" svg:width="0.847cm" svg:height="0.423cm" svg:x="12.065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2.065cm" svg:y="14.39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2.065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2.488cm" svg:y1="15.027cm" svg:x2="13.758cm" svg:y2="14.392cm">
          <text:p/>
        </draw:line>
        <draw:g>
          <draw:custom-shape draw:style-name="gr16" draw:text-style-name="P2" draw:layer="layout" svg:width="0.847cm" svg:height="0.423cm" svg:x="13.97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3.97cm" svg:y="14.39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3.97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4.393cm" svg:y1="15.027cm" svg:x2="15.663cm" svg:y2="14.392cm">
          <text:p/>
        </draw:line>
        <draw:g>
          <draw:custom-shape draw:style-name="gr16" draw:text-style-name="P2" draw:layer="layout" svg:width="0.847cm" svg:height="0.423cm" svg:x="15.875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5.875cm" svg:y="14.39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5.875cm" svg:y="14.81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0.16cm" svg:y1="16.933cm" svg:x2="11.853cm" svg:y2="16.933cm">
          <text:p/>
        </draw:line>
        <draw:g>
          <draw:custom-shape draw:style-name="gr16" draw:text-style-name="P2" draw:layer="layout" svg:width="0.847cm" svg:height="0.423cm" svg:x="12.065cm" svg:y="16.5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2.065cm" svg:y="16.93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2.065cm" svg:y="17.356cm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9" draw:layer="layout" svg:x1="10.583cm" svg:y1="12.277cm" svg:x2="9.737cm" svg:y2="13.123cm">
          <text:p/>
        </draw:line>
        <draw:line draw:style-name="gr17" draw:text-style-name="P9" draw:layer="layout" svg:x1="14.816cm" svg:y1="12.277cm" svg:x2="13.969cm" svg:y2="12.7cm">
          <text:p/>
        </draw:line>
        <draw:line draw:style-name="gr17" draw:text-style-name="P9" draw:layer="layout" svg:x1="16.721cm" svg:y1="14.817cm" svg:x2="15.874cm" svg:y2="15.24cm">
          <text:p/>
        </draw:line>
        <draw:line draw:style-name="gr17" draw:text-style-name="P9" draw:layer="layout" svg:x1="12.911cm" svg:y1="17.357cm" svg:x2="12.064cm" svg:y2="17.78cm">
          <text:p/>
        </draw:line>
        <draw:line draw:style-name="gr19" draw:text-style-name="P9" draw:layer="layout" svg:x1="10.583cm" svg:y1="13.123cm" svg:x2="9.737cm" svg:y2="13.97cm">
          <text:p/>
        </draw:line>
        <draw:line draw:style-name="gr19" draw:text-style-name="P9" draw:layer="layout" svg:x1="10.583cm" svg:y1="14.817cm" svg:x2="9.737cm" svg:y2="15.663cm">
          <text:p/>
        </draw:line>
        <draw:line draw:style-name="gr19" draw:text-style-name="P9" draw:layer="layout" svg:x1="10.583cm" svg:y1="15.663cm" svg:x2="9.737cm" svg:y2="16.51cm">
          <text:p/>
        </draw:line>
        <presentation:notes draw:style-name="dp2">
          <draw:page-thumbnail draw:layer="layout" svg:width="13.428cm" svg:height="10.072cm" svg:x="3.545cm" svg:y="1.967cm" draw:page-number="1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Kind of Hash Function?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What Kind of Hash Function?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Good at distributing elements across the array</text:p>
              </text:list-item>
            </text:list>
            <text:list text:style-name="L4">
              <text:list-item>
                <text:list>
                  <text:list-item>
                    <text:p text:style-name="P8">Distribute results over the range 0, 1, …, TABLESIZE-1</text:p>
                  </text:list-item>
                  <text:list-item>
                    <text:p text:style-name="P8">Distribute results <text:span text:style-name="T16">evenly</text:span> to avoid very long buckets</text:p>
                  </text:list-item>
                </text:list>
              </text:list-item>
            </text:list>
            <text:list text:style-name="L3">
              <text:list-item>
                <text:p text:style-name="P7">This is not so good:</text:p>
              </text:list-item>
            </text:list>
          </draw:text-box>
        </draw:frame>
        <draw:custom-shape draw:style-name="gr18" draw:text-style-name="P2" draw:layer="layout" svg:width="0.847cm" svg:height="0.847cm" svg:x="9.525cm" svg:y="9.9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7cm" svg:x="9.525cm" svg:y="10.7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6cm" svg:x="9.525cm" svg:y="11.6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7cm" svg:x="9.525cm" svg:y="12.4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7cm" svg:x="9.525cm" svg:y="13.3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6cm" svg:x="9.525cm" svg:y="14.1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7cm" svg:height="0.847cm" svg:x="9.525cm" svg:y="15.0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1.108cm" svg:x="8.683cm" svg:y="9.737cm">
          <text:list text:style-name="L6">
            <text:list-header>
              <text:p text:style-name="P2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159cm" svg:height="1.108cm" svg:x="4.449cm" svg:y="14.817cm">
          <text:list text:style-name="L6">
            <text:list-header>
              <text:p text:style-name="P25"><text:span text:style-name="T15">TABLESIZE-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9" draw:layer="layout" svg:x1="9.948cm" svg:y1="12.912cm" svg:x2="11.642cm" svg:y2="12.912cm">
          <text:p/>
        </draw:line>
        <draw:g>
          <draw:custom-shape draw:style-name="gr16" draw:text-style-name="P2" draw:layer="layout" svg:width="0.847cm" svg:height="0.423cm" svg:x="11.85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1.85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1.85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2.277cm" svg:y1="13.546cm" svg:x2="13.547cm" svg:y2="12.911cm">
          <text:p/>
        </draw:line>
        <draw:g>
          <draw:custom-shape draw:style-name="gr16" draw:text-style-name="P2" draw:layer="layout" svg:width="0.847cm" svg:height="0.423cm" svg:x="13.758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3.758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3.758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4.182cm" svg:y1="13.546cm" svg:x2="15.452cm" svg:y2="12.911cm">
          <text:p/>
        </draw:line>
        <draw:g>
          <draw:custom-shape draw:style-name="gr16" draw:text-style-name="P2" draw:layer="layout" svg:width="0.847cm" svg:height="0.423cm" svg:x="15.66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5.66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5.66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9.948cm" svg:y1="15.452cm" svg:x2="11.642cm" svg:y2="15.452cm">
          <text:p/>
        </draw:line>
        <draw:g>
          <draw:custom-shape draw:style-name="gr16" draw:text-style-name="P2" draw:layer="layout" svg:width="0.847cm" svg:height="0.423cm" svg:x="11.853cm" svg:y="15.02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1.853cm" svg:y="15.45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1.853cm" svg:y="15.874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9" draw:layer="layout" svg:x1="10.371cm" svg:y1="10.795cm" svg:x2="9.524cm" svg:y2="11.642cm">
          <text:p/>
        </draw:line>
        <draw:line draw:style-name="gr17" draw:text-style-name="P9" draw:layer="layout" svg:x1="12.699cm" svg:y1="15.875cm" svg:x2="11.852cm" svg:y2="16.298cm">
          <text:p/>
        </draw:line>
        <draw:line draw:style-name="gr17" draw:text-style-name="P9" draw:layer="layout" svg:x1="10.371cm" svg:y1="11.642cm" svg:x2="9.524cm" svg:y2="12.488cm">
          <text:p/>
        </draw:line>
        <draw:line draw:style-name="gr17" draw:text-style-name="P9" draw:layer="layout" svg:x1="10.371cm" svg:y1="13.335cm" svg:x2="9.524cm" svg:y2="14.182cm">
          <text:p/>
        </draw:line>
        <draw:line draw:style-name="gr17" draw:text-style-name="P9" draw:layer="layout" svg:x1="10.371cm" svg:y1="14.182cm" svg:x2="9.524cm" svg:y2="15.028cm">
          <text:p/>
        </draw:line>
        <draw:g>
          <draw:custom-shape draw:style-name="gr16" draw:text-style-name="P2" draw:layer="layout" svg:width="0.847cm" svg:height="0.423cm" svg:x="15.66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5.66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5.66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6.087cm" svg:y1="13.546cm" svg:x2="17.357cm" svg:y2="12.911cm">
          <text:p/>
        </draw:line>
        <draw:g>
          <draw:custom-shape draw:style-name="gr16" draw:text-style-name="P2" draw:layer="layout" svg:width="0.847cm" svg:height="0.423cm" svg:x="17.568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7.568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7.568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17.992cm" svg:y1="13.546cm" svg:x2="19.262cm" svg:y2="12.911cm">
          <text:p/>
        </draw:line>
        <draw:g>
          <draw:custom-shape draw:style-name="gr16" draw:text-style-name="P2" draw:layer="layout" svg:width="0.847cm" svg:height="0.423cm" svg:x="19.473cm" svg:y="12.48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3cm" svg:x="19.473cm" svg:y="12.9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47cm" svg:height="0.424cm" svg:x="19.473cm" svg:y="13.334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9" draw:layer="layout" svg:x1="20.319cm" svg:y1="13.335cm" svg:x2="19.472cm" svg:y2="13.758cm">
          <text:p/>
        </draw:line>
        <draw:line draw:style-name="gr17" draw:text-style-name="P9" draw:layer="layout" svg:x1="10.371cm" svg:y1="9.948cm" svg:x2="9.524cm" svg:y2="10.795cm">
          <text:p/>
        </draw:line>
        <presentation:notes draw:style-name="dp2">
          <draw:page-thumbnail draw:layer="layout" svg:width="13.428cm" svg:height="10.072cm" svg:x="3.545cm" svg:y="1.967cm" draw:page-number="1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ing String Keys to Integer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ing String Keys to Integer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Simple schemes don’t distribute the keys evenly enoug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Number of characters, mod TABLESIZE</text:span></text:p>
                  </text:list-item>
                  <text:list-item>
                    <text:p text:style-name="P8"><text:span text:style-name="T5">Sum the ASCII values of all characters, mod TABLESIZE</text:span></text:p>
                  </text:list-item>
                  <text:list-item>
                    <text:p text:style-name="P8"><text:span text:style-name="T5">…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Here’s a reasonably good hash func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Weighted sum of characters </text:span><text:span text:style-name="T17">x</text:span><text:span text:style-name="T18">i</text:span><text:span text:style-name="T5"> in the string</text:span></text:p>
                    <text:list>
                      <text:list-item>
                        <text:p text:style-name="P6"><text:span text:style-name="T8">(</text:span><text:span text:style-name="T19"></text:span><text:span text:style-name="T8"> a</text:span><text:span text:style-name="T20">i</text:span><text:span text:style-name="T8">x</text:span><text:span text:style-name="T21">i</text:span><text:span text:style-name="T8">) mod TABLESIZE</text:span></text:p>
                      </text:list-item>
                    </text:list>
                  </text:list-item>
                  <text:list-item>
                    <text:p text:style-name="P8"><text:span text:style-name="T5">Best if a and TABLESIZE are relatively prime</text:span></text:p>
                    <text:list>
                      <text:list-item>
                        <text:p text:style-name="P8"><text:span text:style-name="T5">E.g., a = 65599, TABLESIZE = 1024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0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6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mplementing Hash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Implementing Hash Func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Potentially expensive to compute a</text:span><text:span text:style-name="T22">i</text:span><text:span text:style-name="T5"> for each value of i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mputing a</text:span><text:span text:style-name="T22">i</text:span><text:span text:style-name="T5"> for each value of I</text:span></text:p>
                  </text:list-item>
                  <text:list-item>
                    <text:p text:style-name="P8"><text:span text:style-name="T5">Instead, do (((x[0] * 65599 + x[1]) * 65599 + x[2]) * 65599 + x[3]) * …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17.992cm" svg:height="8.679cm" svg:x="3.81cm" svg:y="7.408cm">
          <text:list text:style-name="L6">
            <text:list-header>
              <text:p text:style-name="P13"><text:span text:style-name="T11">unsigned hash(char *x) {</text:span></text:p>
              <text:p text:style-name="P13"><text:span text:style-name="T11"><text:s text:c="2"/></text:span><text:span text:style-name="T11">int i; unsigned int h = 0;</text:span></text:p>
              <text:p text:style-name="P13"><text:span text:style-name="T11"><text:s text:c="2"/></text:span><text:span text:style-name="T11">for (i=0; x[i]; i++)</text:span></text:p>
              <text:p text:style-name="P13"><text:span text:style-name="T11"><text:s text:c="6"/></text:span><text:span text:style-name="T11">h = h * 65599 + x[i];</text:span></text:p>
              <text:p text:style-name="P13"><text:span text:style-name="T11"><text:s text:c="2"/></text:span><text:span text:style-name="T11">return (h % 1024);</text:span></text:p>
              <text:p text:style-name="P13"><text:span text:style-name="T11">}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" draw:text-style-name="P9" draw:id="id39" draw:layer="layout" svg:x1="5.292cm" svg:y1="17.356cm" svg:x2="9.737cm" svg:y2="14.181cm">
          <text:p/>
        </draw:line>
        <draw:custom-shape draw:style-name="gr3" draw:text-style-name="P2" draw:id="id38" draw:layer="layout" svg:width="16.758cm" svg:height="1.277cm" svg:x="4.184cm" svg:y="17.048cm">
          <text:list text:style-name="L9">
            <text:list-header>
              <text:p text:style-name="P4"><text:span text:style-name="T23">Can be more clever than this for powers of two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17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ash Table Exam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6"><text:span text:style-name="T2">Example: TABLESIZE = 7</text:span></text:p>
                <text:p text:style-name="P26"><text:span text:style-name="T2">Lookup (and enter, if not present) these strings: <text:s text:c="4"/>the, cat, in, the, hat</text:span></text:p>
                <text:p text:style-name="P26"><text:span text:style-name="T2">Hash table initially empty.</text:span></text:p>
                <text:p text:style-name="P26"><text:span text:style-name="T2">First word: <text:s/>the. <text:s text:c="3"/>hash(“the”) = 965156977. <text:s text:c="3"/>965156977 % 7 = 1.</text:span></text:p>
                <text:p text:style-name="P26"><text:span text:style-name="T2">Search the linked list <text:s text:c="2"/>table[1] <text:s/>for the string “the”; not found.</text:span></text:p>
                <text:p text:style-name="P26"><text:span text:style-name="T2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8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6"><text:span text:style-name="T24">Example: TABLESIZE = 7</text:span></text:p>
                <text:p text:style-name="P26"><text:span text:style-name="T24">Lookup (and enter, if not present) these strings: <text:s text:c="4"/>the, cat, in, the, hat</text:span></text:p>
                <text:p text:style-name="P26"><text:span text:style-name="T24">Hash table initially empty.</text:span></text:p>
                <text:p text:style-name="P26"><text:span text:style-name="T24">First word: <text:s/>“the”. <text:s text:c="3"/>hash(“the”) = 965156977. <text:s text:c="3"/>965156977 % 7 = 1.</text:span></text:p>
                <text:p text:style-name="P26"><text:span text:style-name="T24">Search the linked list <text:s text:c="2"/>table[1] <text:s/>for the string “the”; not found</text:span></text:p>
                <text:p text:style-name="P26"><text:span text:style-name="T24">Now: <text:s text:c="2"/>table[1] = makelink(key, value, table[1])</text:span></text:p>
                <text:p text:style-name="P26"><text:span text:style-name="T24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9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7"><text:span text:style-name="T24">Second word: <text:s/>“cat”. <text:s text:c="3"/>hash(“cat”) = </text:span><text:span text:style-name="T26">3895848756</text:span><text:span text:style-name="T24">. <text:s text:c="4"/></text:span><text:span text:style-name="T26">3895848756 % 7 = 2.</text:span></text:p>
                <text:p text:style-name="P26"><text:span text:style-name="T24">Search the linked list <text:s text:c="2"/>table[2] <text:s/>for the string “cat”; not found</text:span></text:p>
                <text:p text:style-name="P26"><text:span text:style-name="T24">Now: <text:s text:c="2"/>table[2] = makelink(key, value, table[2])</text:span></text:p>
                <text:p text:style-name="P26"><text:span text:style-name="T24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0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7"><text:span text:style-name="T24">Third word: <text:s/>“in”. <text:s text:c="3"/>hash(“in”) = </text:span><text:span text:style-name="T26">6888005</text:span><text:span text:style-name="T24">. </text:span><text:span text:style-name="T26">6888005% 7 = 5.</text:span></text:p>
                <text:p text:style-name="P26"><text:span text:style-name="T24">Search the linked list <text:s text:c="2"/>table[5] <text:s/>for the string “in”; not found</text:span></text:p>
                <text:p text:style-name="P26"><text:span text:style-name="T24">Now: <text:s text:c="2"/>table[5] = makelink(key, value, table[5])</text:span></text:p>
                <text:p text:style-name="P26"><text:span text:style-name="T24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3.547cm" svg:x2="9.737cm" svg:y2="14.605cm">
          <text:p/>
        </draw:line>
        <draw:custom-shape draw:style-name="gr14" draw:text-style-name="P2" draw:layer="layout" svg:width="1.518cm" svg:height="0.937cm" svg:x="9.751cm" svg:y="13.758cm">
          <text:list text:style-name="L6">
            <text:list-header>
              <text:p text:style-name="P24"><text:span text:style-name="T25">c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6"><text:span text:style-name="T2">Fourth word: <text:s/>“the”. <text:s text:c="8"/>hash(“the”) = 965156977. <text:s text:c="3"/>965156977 % 7 = 1.</text:span></text:p>
                <text:p text:style-name="P26"><text:span text:style-name="T2">Search the linked list <text:s text:c="2"/>table[1] <text:s/>for the string “the”; found it!</text:span></text:p>
                <text:p text:style-name="P26"><text:span text:style-name="T2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3.547cm" svg:x2="9.737cm" svg:y2="14.605cm">
          <text:p/>
        </draw:line>
        <draw:custom-shape draw:style-name="gr14" draw:text-style-name="P2" draw:layer="layout" svg:width="1.518cm" svg:height="0.937cm" svg:x="9.751cm" svg:y="13.758cm">
          <text:list text:style-name="L6">
            <text:list-header>
              <text:p text:style-name="P24"><text:span text:style-name="T25">c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6.087cm" svg:x2="7.832cm" svg:y2="16.087cm">
          <text:p/>
        </draw:line>
        <draw:custom-shape draw:style-name="gr14" draw:text-style-name="P2" draw:layer="layout" svg:width="1.179cm" svg:height="0.937cm" svg:x="8.009cm" svg:y="15.24cm">
          <text:list text:style-name="L6">
            <text:list-header>
              <text:p text:style-name="P24"><text:span text:style-name="T25">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6"><text:span text:style-name="T2">Fourth word: <text:s/>“hat”. <text:s text:c="8"/>hash(“hat”) = 865559739. <text:s text:c="3"/>865559739 % 7 = 2.</text:span></text:p>
                <text:p text:style-name="P26"><text:span text:style-name="T2">Search the linked list <text:s text:c="2"/>table[2] <text:s/>for the string “hat”; not found.</text:span></text:p>
                <text:p text:style-name="P26"><text:span text:style-name="T2">Now, insert “hat” into the linked list <text:s/>table[2]. <text:s/></text:span></text:p>
                <text:p text:style-name="P26"><text:span text:style-name="T2">At beginning or end? <text:s/>Doesn’t matter.</text:span></text:p>
                <text:p text:style-name="P26"><text:span text:style-name="T2"/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3.547cm" svg:x2="9.737cm" svg:y2="14.605cm">
          <text:p/>
        </draw:line>
        <draw:custom-shape draw:style-name="gr14" draw:text-style-name="P2" draw:layer="layout" svg:width="1.518cm" svg:height="0.937cm" svg:x="9.751cm" svg:y="13.758cm">
          <text:list text:style-name="L6">
            <text:list-header>
              <text:p text:style-name="P24"><text:span text:style-name="T25">c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6.087cm" svg:x2="7.832cm" svg:y2="16.087cm">
          <text:p/>
        </draw:line>
        <draw:custom-shape draw:style-name="gr14" draw:text-style-name="P2" draw:layer="layout" svg:width="1.179cm" svg:height="0.937cm" svg:x="8.009cm" svg:y="15.24cm">
          <text:list text:style-name="L6">
            <text:list-header>
              <text:p text:style-name="P24"><text:span text:style-name="T25">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Hash Table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10">
              <text:list-header>
                <text:p text:style-name="P26"><text:span text:style-name="T2">Inserting at the front is easier, so add “hat” at the front </text:span></text:p>
              </text:list-header>
            </text:list>
          </draw:text-box>
        </draw:frame>
        <draw:custom-shape draw:style-name="gr18" draw:text-style-name="P2" draw:layer="layout" svg:width="0.846cm" svg:height="0.847cm" svg:x="5.927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3.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6cm" svg:x="5.927cm" svg:y="14.8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5.6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846cm" svg:height="0.847cm" svg:x="5.927cm" svg:y="16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25cm" svg:height="6.19cm" svg:x="5.085cm" svg:y="11.218cm">
          <text:list text:style-name="L6">
            <text:list-header>
              <text:p text:style-name="P24"><text:span text:style-name="T15">0</text:span></text:p>
              <text:p text:style-name="P24"><text:span text:style-name="T15">1</text:span></text:p>
              <text:p text:style-name="P24"><text:span text:style-name="T15">2</text:span></text:p>
              <text:p text:style-name="P24"><text:span text:style-name="T15">3</text:span></text:p>
              <text:p text:style-name="P24"><text:span text:style-name="T15">4</text:span></text:p>
              <text:p text:style-name="P24"><text:span text:style-name="T15">5</text:span></text:p>
              <text:p text:style-name="P24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2.0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2.6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3.33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2.7cm" svg:x2="7.832cm" svg:y2="12.7cm">
          <text:p/>
        </draw:line>
        <draw:custom-shape draw:style-name="gr14" draw:text-style-name="P2" draw:layer="layout" svg:width="1.518cm" svg:height="0.937cm" svg:x="7.838cm" svg:y="11.853cm">
          <text:list text:style-name="L6">
            <text:list-header>
              <text:p text:style-name="P24"><text:span text:style-name="T25">th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9.737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9.737cm" svg:y="14.6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9.737cm" svg:y="15.238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3.547cm" svg:x2="9.737cm" svg:y2="14.605cm">
          <text:p/>
        </draw:line>
        <draw:custom-shape draw:style-name="gr14" draw:text-style-name="P2" draw:layer="layout" svg:width="1.518cm" svg:height="0.937cm" svg:x="9.751cm" svg:y="13.758cm">
          <text:list text:style-name="L6">
            <text:list-header>
              <text:p text:style-name="P24"><text:span text:style-name="T25">ha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7.832cm" svg:y="15.45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7.832cm" svg:y="16.0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7.832cm" svg:y="16.72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9" draw:layer="layout" svg:x1="6.35cm" svg:y1="16.087cm" svg:x2="7.832cm" svg:y2="16.087cm">
          <text:p/>
        </draw:line>
        <draw:custom-shape draw:style-name="gr14" draw:text-style-name="P2" draw:layer="layout" svg:width="1.179cm" svg:height="0.937cm" svg:x="8.009cm" svg:y="15.24cm">
          <text:list text:style-name="L6">
            <text:list-header>
              <text:p text:style-name="P24"><text:span text:style-name="T25">i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1.48cm" svg:height="0.634cm" svg:x="12.48cm" svg:y="13.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4cm" svg:x="12.48cm" svg:y="14.60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48cm" svg:height="0.635cm" svg:x="12.48cm" svg:y="15.238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2" draw:layer="layout" svg:width="1.518cm" svg:height="0.937cm" svg:x="12.494cm" svg:y="13.758cm">
          <text:list text:style-name="L6">
            <text:list-header>
              <text:p text:style-name="P24"><text:span text:style-name="T25">c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9" draw:layer="layout" svg:x1="10.517cm" svg:y1="15.534cm" svg:x2="12.409cm" svg:y2="14.767cm">
          <text:p/>
        </draw:line>
        <presentation:notes draw:style-name="dp2">
          <draw:page-thumbnail draw:layer="layout" svg:width="13.428cm" svg:height="10.072cm" svg:x="3.545cm" svg:y="1.967cm" draw:page-number="2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 Hash Table C Cod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Example Hash Table C Cod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22"><text:span text:style-name="T5">Element in the hash table</text:span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  <text:p text:style-name="P22"><text:span text:style-name="T5"/></text:p>
              </text:list-item>
              <text:list-item>
                <text:p text:style-name="P22"><text:span text:style-name="T5">Hash table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4">struct Nlist *hashtab[1024];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5">Three functions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5">Hash function: </text:span><text:span text:style-name="T14">unsigned hash(char *x)</text:span></text:p>
                  </text:list-item>
                  <text:list-item>
                    <text:p text:style-name="P23"><text:span text:style-name="T5">Look up with key: </text:span><text:span text:style-name="T14">struct Nlist *lookup(char *s)</text:span></text:p>
                  </text:list-item>
                  <text:list-item>
                    <text:p text:style-name="P23"><text:span text:style-name="T5">Install entry: </text:span><text:span text:style-name="T14">struct Nlist *install(char *key, *value)</text:span>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9.737cm" svg:height="6.139cm" svg:x="4.445cm" svg:y="5.503cm">
          <text:list text:style-name="L6">
            <text:list-header>
              <text:p text:style-name="P10"><text:span text:style-name="T6">struct Nlist {</text:span></text:p>
              <text:p text:style-name="P10"><text:span text:style-name="T6"><text:s text:c="2"/></text:span><text:span text:style-name="T6">char *key;</text:span></text:p>
              <text:p text:style-name="P10"><text:span text:style-name="T6"><text:s text:c="2"/></text:span><text:span text:style-name="T6">char *value;</text:span></text:p>
              <text:p text:style-name="P10"><text:span text:style-name="T6"><text:s text:c="2"/></text:span><text:span text:style-name="T6">struct Nlist *next;</text:span></text:p>
              <text:p text:style-name="P11"><text:span text:style-name="T6">}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5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ookup Func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Lookup Function</text:p>
              </text:list-header>
            </text:list>
          </draw:text-box>
        </draw:frame>
        <draw:custom-shape draw:style-name="gr11" draw:text-style-name="P2" draw:layer="layout" svg:width="21.378cm" svg:height="9.102cm" svg:x="2.117cm" svg:y="8.678cm">
          <text:list text:style-name="L6">
            <text:list-header>
              <text:p text:style-name="P10"><text:span text:style-name="T6">struct Nlist *</text:span><text:span text:style-name="T27">lookup</text:span><text:span text:style-name="T6">(char *s) {</text:span></text:p>
              <text:p text:style-name="P10"><text:span text:style-name="T6"><text:s text:c="3"/></text:span><text:span text:style-name="T6">struct Nlist *p;</text:span></text:p>
              <text:p text:style-name="P10"><text:span text:style-name="T6"/></text:p>
              <text:p text:style-name="P28"><text:span text:style-name="T6"><text:s text:c="3"/></text:span><text:span text:style-name="T6">for (p = hashtab[hash(s)]; p!=NULL; p=p-&gt;next) </text:span></text:p>
              <text:p text:style-name="P10"><text:span text:style-name="T6"><text:s text:c="6"/></text:span><text:span text:style-name="T6">if (strcmp(s, p-&gt;key) == 0) </text:span></text:p>
              <text:p text:style-name="P10"><text:span text:style-name="T6"><text:s text:c="9"/></text:span><text:span text:style-name="T6">return p; </text:span><text:span text:style-name="T28">/* found */</text:span></text:p>
              <text:p text:style-name="P10"><text:span text:style-name="T6"><text:s text:c="3"/></text:span><text:span text:style-name="T6">return NULL; <text:s text:c="3"/></text:span><text:span text:style-name="T28">/* not found */</text:span></text:p>
              <text:p text:style-name="P10"><text:span text:style-name="T6">}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Lookup based on key</text:p>
              </text:list-item>
            </text:list>
            <text:list text:style-name="L4">
              <text:list-item>
                <text:list>
                  <text:list-item>
                    <text:p text:style-name="P8">Key is a string *s</text:p>
                  </text:list-item>
                  <text:list-item>
                    <text:p text:style-name="P8">Return pointer to matching hash-table element</text:p>
                  </text:list-item>
                  <text:list-item>
                    <text:p text:style-name="P8">… or return NULL if no match is foun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6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nstall an Entry (1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Install an Entry (1)</text:p>
              </text:list-header>
            </text:list>
          </draw:text-box>
        </draw:frame>
        <draw:frame presentation:style-name="pr10" draw:text-style-name="P2" draw:layer="layout" svg:width="23.495cm" svg:height="3.386cm" svg:x="1.269cm" svg:y="3.387cm" presentation:class="outline" presentation:user-transformed="true">
          <draw:text-box>
            <text:list text:style-name="L3">
              <text:list-item>
                <text:p text:style-name="P7">Install and (key, value) pair</text:p>
              </text:list-item>
            </text:list>
            <text:list text:style-name="L4">
              <text:list-item>
                <text:list>
                  <text:list-item>
                    <text:p text:style-name="P8">Add new Entry if none exists, or overwrite the old value</text:p>
                  </text:list-item>
                  <text:list-item>
                    <text:p text:style-name="P8">Return a pointer to the Entry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23.071cm" svg:height="11.007cm" svg:x="1.482cm" svg:y="6.985cm">
          <text:list text:style-name="L6">
            <text:list-header>
              <text:p text:style-name="P29"><text:span text:style-name="T29">struct Nlist *</text:span><text:span text:style-name="T30">install</text:span><text:span text:style-name="T29">(char *key, char *value) {</text:span></text:p>
              <text:p text:style-name="P29"><text:span text:style-name="T29"><text:s text:c="3"/></text:span><text:span text:style-name="T29">struct Nlist *p;</text:span></text:p>
              <text:p text:style-name="P29"><text:span text:style-name="T29"><text:s text:c="3"/></text:span></text:p>
              <text:p text:style-name="P30"><text:span text:style-name="T29"><text:s text:c="3"/></text:span><text:span text:style-name="T29">if ((p = lookup(key)) == NULL) { </text:span><text:span text:style-name="T31">/* not found */</text:span></text:p>
              <text:p text:style-name="P29"><text:span text:style-name="T29"><text:s text:c="6"/></text:span><text:span text:style-name="T32">create and add new Entry (see next slide)</text:span><text:span text:style-name="T29">;</text:span></text:p>
              <text:p text:style-name="P29"><text:span text:style-name="T29"><text:s text:c="3"/></text:span><text:span text:style-name="T29">} else <text:s/></text:span><text:span text:style-name="T31">/* already there, so discard old value */</text:span></text:p>
              <text:p text:style-name="P29"><text:span text:style-name="T29"><text:s text:c="6"/></text:span><text:span text:style-name="T29">free(p-&gt;value);</text:span></text:p>
              <text:p text:style-name="P29"><text:span text:style-name="T29"><text:s text:c="3"/></text:span><text:span text:style-name="T29">p-&gt;value = malloc(strlen(value) + 1);</text:span></text:p>
              <text:p text:style-name="P29"><text:span text:style-name="T29"><text:s text:c="3"/></text:span><text:span text:style-name="T29">assert(p-&gt;value != NULL);</text:span></text:p>
              <text:p text:style-name="P29"><text:span text:style-name="T29"><text:s text:c="3"/></text:span><text:span text:style-name="T29">strcpy(p-&gt;value, value);</text:span></text:p>
              <text:p text:style-name="P29"><text:span text:style-name="T29"><text:s text:c="3"/></text:span><text:span text:style-name="T29">return p;</text:span></text:p>
              <text:p text:style-name="P31"><text:span text:style-name="T29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7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Install an Entry (2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Install an Entry (2)</text:p>
              </text:list-header>
            </text:list>
          </draw:text-box>
        </draw:frame>
        <draw:frame presentation:style-name="pr10" draw:text-style-name="P2" draw:layer="layout" svg:width="23.495cm" svg:height="3.386cm" svg:x="1.269cm" svg:y="3.387cm" presentation:class="outline" presentation:user-transformed="true">
          <draw:text-box>
            <text:list text:style-name="L3">
              <text:list-item>
                <text:p text:style-name="P5"><text:span text:style-name="T7">Create and install a new Entr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Allocate memory for the new struct and the key</text:span></text:p>
                  </text:list-item>
                  <text:list-item>
                    <text:p text:style-name="P6"><text:span text:style-name="T8">Insert into the appropriate linked list in the hash table</text:span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13.759cm" svg:height="9.525cm" svg:x="6.138cm" svg:y="8.255cm">
          <text:list text:style-name="L6">
            <text:list-header>
              <text:p text:style-name="P32"><text:span text:style-name="T29">p = malloc(sizeof(*p));</text:span></text:p>
              <text:p text:style-name="P32"><text:span text:style-name="T29">assert(p != NULL);</text:span></text:p>
              <text:p text:style-name="P32"><text:span text:style-name="T29">p-&gt;key = malloc(strlen(key) + 1);</text:span></text:p>
              <text:p text:style-name="P32"><text:span text:style-name="T29">assert(p-&gt;key != NULL); </text:span></text:p>
              <text:p text:style-name="P32"><text:span text:style-name="T29">strcpy(p-&gt;key, key);</text:span></text:p>
              <text:p text:style-name="P32"><text:span text:style-name="T29"/></text:p>
            </text:list-header>
          </text:list>
          <text:list text:style-name="L11">
            <text:list-header>
              <text:p text:style-name="P32"><text:span text:style-name="T31">/* add to front of linked list */</text:span></text:p>
            </text:list-header>
          </text:list>
          <text:list text:style-name="L6">
            <text:list-header>
              <text:p text:style-name="P32"><text:span text:style-name="T29">unsigned hashval = hash(key);</text:span></text:p>
              <text:p text:style-name="P32"><text:span text:style-name="T29">p-&gt;next = hashtab[hashval]</text:span></text:p>
              <text:p text:style-name="P32"><text:span text:style-name="T29">hashtab[hashval] = p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8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y Bother Copying the Key?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Why Bother Copying the Key?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In the example, why did I do</text:span></text:p>
              </text:list-item>
            </text:list>
            <text:list text:style-name="L8">
              <text:list-item>
                <text:list>
                  <text:list-header>
                    <text:p text:style-name="P33"><text:span text:style-name="T9"><text:s text:c="3"/></text:span><text:span text:style-name="T9">p-&gt;key = malloc(strlen(key) + 1);</text:span></text:p>
                    <text:p text:style-name="P33"><text:span text:style-name="T9"><text:s text:c="3"/></text:span><text:span text:style-name="T9">strcpy(p-&gt;key, key);</text:span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5">Instead of simply</text:span></text:p>
              </text:list-item>
            </text:list>
            <text:list text:style-name="L10">
              <text:list-header>
                <text:p text:style-name="P34"><text:span text:style-name="T5"><text:s text:c="10"/></text:span><text:span text:style-name="T11">p-&gt;key = key;</text:span></text:p>
              </text:list-header>
            </text:list>
            <text:list text:style-name="L3">
              <text:list-item>
                <text:p text:style-name="P7"><text:span text:style-name="T5">After all, the client passed me </text:span><text:span text:style-name="T14">key</text:span><text:span text:style-name="T5">, which is a </text:span><text:span text:style-name="T33">poin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So, storage for the key has already been allocated</text:span></text:p>
                  </text:list-item>
                  <text:list-item>
                    <text:p text:style-name="P8"><text:span text:style-name="T5">Don’t I simply need to copy the </text:span><text:span text:style-name="T33">address</text:span><text:span text:style-name="T5"> where the string is stored?</text:span></text:p>
                  </text:list-item>
                </text:list>
              </text:list-item>
            </text:list>
            <text:list text:style-name="L3">
              <text:list-item>
                <text:p text:id="id40" text:style-name="P7"><text:span text:style-name="T5">I want to preserve the integrity of the hash table</text:span></text:p>
              </text:list-item>
            </text:list>
            <text:list text:style-name="L4">
              <text:list-item>
                <text:list>
                  <text:list-item>
                    <text:p text:id="id41" text:style-name="P8"><text:span text:style-name="T5">Even if the client program ultimately “frees” the memory for key</text:span></text:p>
                  </text:list-item>
                  <text:list-item>
                    <text:p text:id="id42" text:style-name="P8"><text:span text:style-name="T5">So, the install function makes a copy of the key</text:span></text:p>
                  </text:list-item>
                </text:list>
              </text:list-item>
            </text:list>
            <text:list text:style-name="L3">
              <text:list-item>
                <text:p text:id="id43" text:style-name="P7"><text:span text:style-name="T5">Hash table </text:span><text:span text:style-name="T33">owns</text:span><text:span text:style-name="T5"> key, because it is part of data structur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9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Revisiting Hash Funct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Revisiting Hash Funct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5"><text:span text:style-name="T3">Potentially expensive to compute “mod c”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4">Involves division by c and keeping the remainder</text:span></text:p>
                  </text:list-item>
                  <text:list-item>
                    <text:p text:style-name="P36"><text:span text:style-name="T4">Easier when c is a power of 2 (e.g., 16 = 2</text:span><text:span text:style-name="T34">4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3">Binary (base 2) representation of numbers</text:span></text:p>
              </text:list-item>
            </text:list>
            <text:list text:style-name="L4">
              <text:list-item>
                <text:list>
                  <text:list-item>
                    <text:p text:style-name="P36"><text:span text:style-name="T4">E.g., 53 = 32 + 16 + 4 + 1</text:span></text:p>
                    <text:p text:style-name="P36"><text:span text:style-name="T4"/></text:p>
                    <text:p text:style-name="P36"><text:span text:style-name="T4"/></text:p>
                    <text:p text:style-name="P36"><text:span text:style-name="T4"/></text:p>
                  </text:list-item>
                  <text:list-item>
                    <text:p text:style-name="P37"><text:span text:style-name="T4">E.g., 53 % 16 is 5, the last four bits of the number</text:span></text:p>
                    <text:p text:style-name="P36"><text:span text:style-name="T4"/></text:p>
                    <text:p text:style-name="P36"><text:span text:style-name="T4"/></text:p>
                    <text:p text:style-name="P36"><text:span text:style-name="T4"/></text:p>
                  </text:list-item>
                  <text:list-item>
                    <text:p text:style-name="P38"><text:span text:style-name="T4">Would like an easy way to isolate the last four bits…</text:span> 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0.847cm" svg:height="1.059cm" svg:x="6.773cm" svg:y="10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7cm" svg:height="1.059cm" svg:x="7.62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6.778cm" svg:y="10.372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625cm" svg:y="10.372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6cm" svg:height="1.059cm" svg:x="8.467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8.472cm" svg:y="10.372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9.313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9.318cm" svg:y="10.372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0.16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0.165cm" svg:y="10.372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6cm" svg:height="1.059cm" svg:x="11.007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1.012cm" svg:y="10.372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1.853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1.858cm" svg:y="10.372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2.7cm" svg:y="10.5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2.705cm" svg:y="10.372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2.703cm" svg:y="9.525cm">
          <text:list text:style-name="L5">
            <text:list-header>
              <text:p text:style-name="P4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1.856cm" svg:y="9.525cm">
          <text:list text:style-name="L5">
            <text:list-header>
              <text:p text:style-name="P4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1.01cm" svg:y="9.525cm">
          <text:list text:style-name="L5">
            <text:list-header>
              <text:p text:style-name="P4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0.163cm" svg:y="9.525cm">
          <text:list text:style-name="L5">
            <text:list-header>
              <text:p text:style-name="P4"><text:span text:style-name="T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13cm" svg:height="1.108cm" svg:x="9.104cm" svg:y="9.525cm">
          <text:list text:style-name="L5">
            <text:list-header>
              <text:p text:style-name="P4"><text:span text:style-name="T2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13cm" svg:height="1.108cm" svg:x="8.257cm" svg:y="9.525cm">
          <text:list text:style-name="L5">
            <text:list-header>
              <text:p text:style-name="P4"><text:span text:style-name="T2">3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" draw:text-style-name="P2" draw:layer="layout" svg:width="0.211cm" svg:height="0.211cm" svg:x="7.197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21cm" svg:height="0.211cm" svg:x="7.62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211cm" svg:height="0.211cm" svg:x="8.043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0.847cm" svg:height="1.059cm" svg:x="6.773cm" svg:y="15.0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7cm" svg:height="1.059cm" svg:x="7.62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6.778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925cm" svg:height="1.277cm" svg:x="7.625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6cm" svg:height="1.059cm" svg:x="8.467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8.472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9.313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9.318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0.16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0.165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6cm" svg:height="1.059cm" svg:x="11.007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1.012cm" svg:y="14.81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1.853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1.858cm" svg:y="14.81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0.847cm" svg:height="1.059cm" svg:x="12.7cm" svg:y="15.0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25cm" svg:height="1.277cm" svg:x="12.705cm" svg:y="14.817cm">
          <text:list text:style-name="L5">
            <text:list-header>
              <text:p text:style-name="P4">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2.703cm" svg:y="13.97cm">
          <text:list text:style-name="L5">
            <text:list-header>
              <text:p text:style-name="P4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1.856cm" svg:y="13.97cm">
          <text:list text:style-name="L5">
            <text:list-header>
              <text:p text:style-name="P4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1.01cm" svg:y="13.97cm">
          <text:list text:style-name="L5">
            <text:list-header>
              <text:p text:style-name="P4"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0.858cm" svg:height="1.108cm" svg:x="10.163cm" svg:y="13.97cm">
          <text:list text:style-name="L5">
            <text:list-header>
              <text:p text:style-name="P4"><text:span text:style-name="T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13cm" svg:height="1.108cm" svg:x="9.104cm" svg:y="13.97cm">
          <text:list text:style-name="L5">
            <text:list-header>
              <text:p text:style-name="P4"><text:span text:style-name="T2">1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213cm" svg:height="1.108cm" svg:x="8.257cm" svg:y="13.97cm">
          <text:list text:style-name="L5">
            <text:list-header>
              <text:p text:style-name="P4"><text:span text:style-name="T2">32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" draw:text-style-name="P2" draw:layer="layout" svg:width="0.211cm" svg:height="0.211cm" svg:x="7.197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21cm" svg:height="0.211cm" svg:x="7.62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211cm" svg:height="0.211cm" svg:x="8.043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layer="layout" svg:width="13.428cm" svg:height="10.072cm" svg:x="3.545cm" svg:y="1.967cm" draw:page-number="30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 in C" draw:style-name="dp1" draw:master-page-name="Varsayılan" presentation:presentation-page-layout-name="AL3T3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Bitwise Operators in C</text:p>
              </text:list-header>
            </text:list>
          </draw:text-box>
        </draw:frame>
        <draw:frame presentation:style-name="pr11" draw:text-style-name="P2" draw:layer="layout" svg:width="11.536cm" svg:height="8.043cm" svg:x="1.27cm" svg:y="3.386cm" presentation:class="outline" presentation:user-transformed="true">
          <draw:text-box>
            <text:list text:style-name="L3">
              <text:list-item>
                <text:p text:style-name="P22"><text:span text:style-name="T35">Bitwise AND (&amp;)</text:span></text:p>
              </text:list-item>
            </text:list>
            <text:list text:style-name="L4">
              <text:list-item>
                <text:list>
                  <text:list-header>
                    <text:p text:style-name="P23"><text:span text:style-name="T36"/></text:p>
                    <text:p text:style-name="P23"><text:span text:style-name="T36"/></text:p>
                    <text:p text:style-name="P23"><text:span text:style-name="T36"/></text:p>
                    <text:p text:style-name="P23"><text:span text:style-name="T36"/></text:p>
                    <text:p text:style-name="P23"><text:span text:style-name="T36"/></text:p>
                    <text:p text:style-name="P23"><text:span text:style-name="T36"/></text:p>
                  </text:list-header>
                  <text:list-item>
                    <text:p text:id="id44" text:style-name="P23"><text:span text:style-name="T36">Mod on the cheap!</text:span></text:p>
                    <text:list>
                      <text:list-item>
                        <text:p text:id="id45" text:style-name="P23"><text:span text:style-name="T36">E.g., h = 53 &amp; 15;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39"><text:span text:style-name="T37"/></text:p>
                    <text:p text:style-name="P39"><text:span text:style-name="T37"/></text:p>
                    <text:p text:style-name="P39"><text:span text:style-name="T37"/></text:p>
                    <text:p text:style-name="P39"><text:span text:style-name="T37"/></text:p>
                    <text:p text:style-name="P39"><text:span text:style-name="T37"/></text:p>
                    <text:p text:style-name="P39"><text:span text:style-name="T37"/></text:p>
                    <text:p text:style-name="P39"><text:span text:style-name="T37"/></text:p>
                  </text:list-header>
                </text:list>
              </text:list-item>
            </text:list>
            <text:list text:style-name="L10">
              <text:list-header>
                <text:p text:style-name="P40"><text:span text:style-name="T38"/></text:p>
              </text:list-header>
            </text:list>
          </draw:text-box>
        </draw:frame>
        <draw:frame presentation:style-name="pr12" draw:text-style-name="P2" draw:layer="layout" svg:width="11.535cm" svg:height="6.773cm" svg:x="14.287cm" svg:y="3.386cm" presentation:class="outline" presentation:user-transformed="true">
          <draw:text-box>
            <text:list text:style-name="L3">
              <text:list-item>
                <text:p text:id="id99" text:style-name="P22"><text:span text:style-name="T35">Bitwise OR (|)</text:span></text:p>
              </text:list-item>
            </text:list>
          </draw:text-box>
        </draw:frame>
        <draw:g>
          <draw:line draw:style-name="gr17" draw:text-style-name="P9" draw:layer="layout" svg:x1="4.868cm" svg:y1="5.079cm" svg:x2="4.868cm" svg:y2="8.889cm">
            <text:p/>
          </draw:line>
          <draw:line draw:style-name="gr17" draw:text-style-name="P9" draw:layer="layout" svg:x1="3.81cm" svg:y1="6.138cm" svg:x2="7.62cm" svg:y2="6.138cm">
            <text:p/>
          </draw:line>
          <draw:custom-shape draw:style-name="gr3" draw:text-style-name="P2" draw:layer="layout" svg:width="1.158cm" svg:height="1.277cm" svg:x="3.815cm" svg:y="4.868cm">
            <text:list text:style-name="L5">
              <text:list-header>
                <text:p text:style-name="P4">&amp;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3.815cm" svg:y="6.138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935cm" svg:height="1.277cm" svg:x="3.81cm" svg:y="7.619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5.297cm" svg:y="4.868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6.478cm" svg:y="4.868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5.297cm" svg:y="6.138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6.478cm" svg:y="6.138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5.297cm" svg:y="7.619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6.478cm" svg:y="7.619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98">
          <draw:line draw:style-name="gr17" draw:text-style-name="P9" draw:layer="layout" svg:x1="17.568cm" svg:y1="5.08cm" svg:x2="17.568cm" svg:y2="8.89cm">
            <text:p/>
          </draw:line>
          <draw:line draw:style-name="gr17" draw:text-style-name="P9" draw:layer="layout" svg:x1="16.51cm" svg:y1="6.139cm" svg:x2="20.32cm" svg:y2="6.139cm">
            <text:p/>
          </draw:line>
          <draw:custom-shape draw:style-name="gr3" draw:text-style-name="P2" draw:layer="layout" svg:width="0.684cm" svg:height="1.277cm" svg:x="16.727cm" svg:y="4.657cm">
            <text:list text:style-name="L5">
              <text:list-header>
                <text:p text:style-name="P4"><text:span text:style-name="T39">|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6.515cm" svg:y="6.139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0.935cm" svg:height="1.277cm" svg:x="16.51cm" svg:y="7.62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7.996cm" svg:y="4.869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9.178cm" svg:y="4.869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7.996cm" svg:y="6.139cm">
            <text:list text:style-name="L5">
              <text:list-header>
                <text:p text:style-name="P4">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9.178cm" svg:y="6.139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7.996cm" svg:y="7.62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0.925cm" svg:height="1.277cm" svg:x="19.178cm" svg:y="7.62cm">
            <text:list text:style-name="L5">
              <text:list-header>
                <text:p text:style-name="P4">1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" draw:text-style-name="P2" draw:id="id46" draw:layer="layout" svg:width="0.846cm" svg:height="1.058cm" svg:x="3.387cm" svg:y="12.2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47" draw:layer="layout" svg:width="0.847cm" svg:height="1.058cm" svg:x="4.233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48" draw:layer="layout" svg:width="0.925cm" svg:height="1.277cm" svg:x="3.392cm" svg:y="12.065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49" draw:layer="layout" svg:width="0.925cm" svg:height="1.277cm" svg:x="4.238cm" svg:y="12.065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0" draw:layer="layout" svg:width="0.847cm" svg:height="1.058cm" svg:x="5.08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1" draw:layer="layout" svg:width="0.925cm" svg:height="1.277cm" svg:x="5.085cm" svg:y="12.065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2" draw:layer="layout" svg:width="0.846cm" svg:height="1.058cm" svg:x="5.927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3" draw:layer="layout" svg:width="0.925cm" svg:height="1.277cm" svg:x="5.932cm" svg:y="12.065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4" draw:layer="layout" svg:width="0.847cm" svg:height="1.058cm" svg:x="6.773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5" draw:layer="layout" svg:width="0.925cm" svg:height="1.277cm" svg:x="6.778cm" svg:y="12.065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6" draw:layer="layout" svg:width="0.847cm" svg:height="1.058cm" svg:x="7.62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7" draw:layer="layout" svg:width="0.925cm" svg:height="1.277cm" svg:x="7.625cm" svg:y="12.065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58" draw:layer="layout" svg:width="0.846cm" svg:height="1.058cm" svg:x="8.467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59" draw:layer="layout" svg:width="0.925cm" svg:height="1.277cm" svg:x="8.472cm" svg:y="12.065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60" draw:layer="layout" svg:width="0.847cm" svg:height="1.058cm" svg:x="9.313cm" svg:y="12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61" draw:layer="layout" svg:width="0.925cm" svg:height="1.277cm" svg:x="9.318cm" svg:y="12.065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63" draw:layer="layout" svg:width="0.846cm" svg:height="1.058cm" svg:x="3.387cm" svg:y="14.1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64" draw:layer="layout" svg:width="0.847cm" svg:height="1.058cm" svg:x="4.233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65" draw:layer="layout" svg:width="0.925cm" svg:height="1.277cm" svg:x="3.392cm" svg:y="13.9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66" draw:layer="layout" svg:width="0.925cm" svg:height="1.277cm" svg:x="4.238cm" svg:y="13.9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67" draw:layer="layout" svg:width="0.847cm" svg:height="1.058cm" svg:x="5.08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68" draw:layer="layout" svg:width="0.925cm" svg:height="1.277cm" svg:x="5.085cm" svg:y="13.9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69" draw:layer="layout" svg:width="0.846cm" svg:height="1.058cm" svg:x="5.927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70" draw:layer="layout" svg:width="0.925cm" svg:height="1.277cm" svg:x="5.932cm" svg:y="13.97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71" draw:layer="layout" svg:width="0.847cm" svg:height="1.058cm" svg:x="6.773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72" draw:layer="layout" svg:width="0.925cm" svg:height="1.277cm" svg:x="6.778cm" svg:y="13.97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73" draw:layer="layout" svg:width="0.847cm" svg:height="1.058cm" svg:x="7.62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74" draw:layer="layout" svg:width="0.925cm" svg:height="1.277cm" svg:x="7.625cm" svg:y="13.97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75" draw:layer="layout" svg:width="0.846cm" svg:height="1.058cm" svg:x="8.467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76" draw:layer="layout" svg:width="0.925cm" svg:height="1.277cm" svg:x="8.472cm" svg:y="13.97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77" draw:layer="layout" svg:width="0.847cm" svg:height="1.058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78" draw:layer="layout" svg:width="0.925cm" svg:height="1.277cm" svg:x="9.318cm" svg:y="13.97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62" draw:layer="layout" svg:width="1.349cm" svg:height="1.277cm" svg:x="1.799cm" svg:y="12.065cm">
          <text:list text:style-name="L5">
            <text:list-header>
              <text:p text:style-name="P4">5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79" draw:layer="layout" svg:width="2.217cm" svg:height="1.277cm" svg:x="0.953cm" svg:y="13.97cm">
          <text:list text:style-name="L5">
            <text:list-header>
              <text:p text:style-name="P4">&amp; 15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9" draw:id="id80" draw:layer="layout" svg:x1="1.693cm" svg:y1="15.875cm" svg:x2="11.642cm" svg:y2="15.875cm">
          <text:p/>
        </draw:line>
        <draw:custom-shape draw:style-name="gr7" draw:text-style-name="P2" draw:id="id81" draw:layer="layout" svg:width="0.846cm" svg:height="1.058cm" svg:x="3.387cm" svg:y="16.7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id="id82" draw:layer="layout" svg:width="0.847cm" svg:height="1.058cm" svg:x="4.233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83" draw:layer="layout" svg:width="0.925cm" svg:height="1.277cm" svg:x="3.392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84" draw:layer="layout" svg:width="0.925cm" svg:height="1.277cm" svg:x="4.238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85" draw:layer="layout" svg:width="0.847cm" svg:height="1.058cm" svg:x="5.08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86" draw:layer="layout" svg:width="0.925cm" svg:height="1.277cm" svg:x="5.085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87" draw:layer="layout" svg:width="0.846cm" svg:height="1.058cm" svg:x="5.927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88" draw:layer="layout" svg:width="0.925cm" svg:height="1.277cm" svg:x="5.932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89" draw:layer="layout" svg:width="0.847cm" svg:height="1.058cm" svg:x="6.773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90" draw:layer="layout" svg:width="0.925cm" svg:height="1.277cm" svg:x="6.778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91" draw:layer="layout" svg:width="0.847cm" svg:height="1.058cm" svg:x="7.62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92" draw:layer="layout" svg:width="0.925cm" svg:height="1.277cm" svg:x="7.625cm" svg:y="16.51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93" draw:layer="layout" svg:width="0.846cm" svg:height="1.058cm" svg:x="8.467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94" draw:layer="layout" svg:width="0.925cm" svg:height="1.277cm" svg:x="8.472cm" svg:y="16.51cm">
          <text:list text:style-name="L5">
            <text:list-header>
              <text:p text:style-name="P4">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id="id95" draw:layer="layout" svg:width="0.847cm" svg:height="1.058cm" svg:x="9.313cm" svg:y="16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96" draw:layer="layout" svg:width="0.925cm" svg:height="1.277cm" svg:x="9.318cm" svg:y="16.51cm">
          <text:list text:style-name="L12">
            <text:list-header>
              <text:p text:style-name="P4"><text:span text:style-name="T4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97" draw:layer="layout" svg:width="0.925cm" svg:height="1.277cm" svg:x="2.122cm" svg:y="16.51cm">
          <text:list text:style-name="L5">
            <text:list-header>
              <text:p text:style-name="P4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id="id100" draw:layer="layout" svg:width="11.536cm" svg:height="6.773cm" svg:x="14.182cm" svg:y="11.007cm">
          <text:list text:style-name="L13">
            <text:list-item>
              <text:p text:style-name="P41"><text:span text:style-name="T41">One’s complement (~)</text:span></text:p>
            </text:list-item>
          </text:list>
          <text:list text:style-name="L14">
            <text:list-item>
              <text:list>
                <text:list-item>
                  <text:p text:style-name="P42"><text:span text:style-name="T42">Turns 0 to 1, and 1 to 0</text:span></text:p>
                </text:list-item>
                <text:list-item>
                  <text:p text:style-name="P42"><text:span text:style-name="T42">E.g., set last three bits to 0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2"><text:span text:style-name="T42">x = x &amp; ~7;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3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itwise Operators in C (Continued)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Bitwise Operators in C (Continued)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7">Shift left (&lt;&lt;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hift some # of bits to the left, filling the blanks with 0</text:span></text:p>
                  </text:list-item>
                  <text:list-item>
                    <text:p text:style-name="P6"><text:span text:style-name="T8">E.g., n &lt;&lt; 2 shifts left by 2 bits</text:span></text:p>
                    <text:list>
                      <text:list-item>
                        <text:p text:style-name="P6"><text:span text:style-name="T8">If n is 101</text:span><text:span text:style-name="T21">2</text:span><text:span text:style-name="T20"> </text:span><text:span text:style-name="T8">(i.e., 5</text:span><text:span text:style-name="T21">10</text:span><text:span text:style-name="T8">), then n&lt;&lt;2 is 10100</text:span><text:span text:style-name="T21">2</text:span><text:span text:style-name="T8"> (ie., 20</text:span><text:span text:style-name="T21">10</text:span><text:span text:style-name="T8">)</text:span></text:p>
                      </text:list-item>
                    </text:list>
                  </text:list-item>
                  <text:list-item>
                    <text:p text:style-name="P6"><text:span text:style-name="T8">Multiplication by powers of two on the cheap!</text:span></text:p>
                  </text:list-item>
                </text:list>
              </text:list-item>
            </text:list>
            <text:list text:style-name="L3">
              <text:list-item>
                <text:p text:id="id101" text:style-name="P5"><text:span text:style-name="T7">Shift right (&gt;&gt;)</text:span></text:p>
              </text:list-item>
            </text:list>
            <text:list text:style-name="L4">
              <text:list-item>
                <text:list>
                  <text:list-item>
                    <text:p text:id="id102" text:style-name="P6"><text:span text:style-name="T8">Shift some # of bits to the right</text:span></text:p>
                    <text:list>
                      <text:list-item>
                        <text:p text:id="id103" text:style-name="P6"><text:span text:style-name="T8">For unsigned integer, fill in blanks with 0</text:span></text:p>
                      </text:list-item>
                      <text:list-item>
                        <text:p text:id="id104" text:style-name="P6"><text:span text:style-name="T8">What about signed integers? </text:span></text:p>
                        <text:list>
                          <text:list-item>
                            <text:p text:id="id105" text:style-name="P6"><text:span text:style-name="T8">Can vary from one machine to another!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id="id106" text:style-name="P6"><text:span text:style-name="T8">E.g., n&gt;&gt;2 shifts right by 2 bits</text:span></text:p>
                    <text:list>
                      <text:list-item>
                        <text:p text:id="id107" text:style-name="P6"><text:span text:style-name="T8">If n is 10110</text:span><text:span text:style-name="T21">2</text:span><text:span text:style-name="T20"> </text:span><text:span text:style-name="T8">(i.e., 22</text:span><text:span text:style-name="T21">10</text:span><text:span text:style-name="T8">), then n&gt;&gt;2 is 101</text:span><text:span text:style-name="T21">2</text:span><text:span text:style-name="T8"> (ie., 5</text:span><text:span text:style-name="T21">10</text:span><text:span text:style-name="T8">)</text:span></text:p>
                      </text:list-item>
                    </text:list>
                  </text:list-item>
                  <text:list-item>
                    <text:p text:id="id108" text:style-name="P6"><text:span text:style-name="T8">Division by powers of two on the cheap!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32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tupid Programmer Trick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Stupid Programmer Trick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5">Confusing (val % 1024) with (val &amp; 1024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Drops from 1024 bins to </text:span><text:span text:style-name="T43">two</text:span><text:span text:style-name="T5"> useful bins</text:span></text:p>
                  </text:list-item>
                  <text:list-item>
                    <text:p text:style-name="P8"><text:span text:style-name="T5">You really wanted (val &amp; 1023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Speeding up compa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For any non-trivial value comparison function</text:span></text:p>
                  </text:list-item>
                  <text:list-item>
                    <text:p text:style-name="P8"><text:span text:style-name="T5">Trick: store full hash result in structure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21.378cm" svg:height="8.255cm" svg:x="2.117cm" svg:y="9.948cm">
          <text:list text:style-name="L6">
            <text:list-header>
              <text:p text:style-name="P43"><text:span text:style-name="T44">struct Nlist *</text:span><text:span text:style-name="T45">lookup</text:span><text:span text:style-name="T44">(char *s) {</text:span></text:p>
              <text:p text:style-name="P43"><text:span text:style-name="T44"><text:s text:c="3"/></text:span><text:span text:style-name="T44">struct Nlist *p;</text:span></text:p>
              <text:p text:style-name="P43"><text:span text:style-name="T44"><text:s text:c="3"/></text:span><text:span text:style-name="T46">int val = hash(s); /* no % in hash function */</text:span></text:p>
              <text:p text:style-name="P43"><text:span text:style-name="T44"/></text:p>
              <text:p text:style-name="P44"><text:span text:style-name="T44"><text:s text:c="3"/></text:span><text:span text:style-name="T44">for (p = hashtab[</text:span><text:span text:style-name="T46">val%1024</text:span><text:span text:style-name="T44">]; p!=NULL; p=p-&gt;next) </text:span></text:p>
              <text:p text:style-name="P43"><text:span text:style-name="T44"><text:s text:c="6"/></text:span><text:span text:style-name="T44">if (</text:span><text:span text:style-name="T46">p-&gt;hash == val &amp;&amp;</text:span><text:span text:style-name="T44"> strcmp(s, p-&gt;key) == 0) </text:span></text:p>
              <text:p text:style-name="P43"><text:span text:style-name="T44"><text:s text:c="9"/></text:span><text:span text:style-name="T44">return p; </text:span></text:p>
              <text:p text:style-name="P43"><text:span text:style-name="T44"><text:s text:c="3"/></text:span><text:span text:style-name="T44">return NULL; <text:s text:c="3"/></text:span></text:p>
              <text:p text:style-name="P43"><text:span text:style-name="T44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3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mmary of Today’s Lectur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1">
              <text:list-header>
                <text:p text:style-name="P4">Summary of Today’s Lectur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Linked lists</text:p>
              </text:list-item>
            </text:list>
            <text:list text:style-name="L4">
              <text:list-item>
                <text:list>
                  <text:list-item>
                    <text:p text:style-name="P8">A list is always the size it needs to be to store its contents</text:p>
                    <text:list>
                      <text:list-item>
                        <text:p text:style-name="P8">Useful when the number of items may change frequently!</text:p>
                      </text:list-item>
                    </text:list>
                  </text:list-item>
                  <text:list-item>
                    <text:p text:style-name="P8">A list can be rearranged simply by manipulating pointers</text:p>
                    <text:list>
                      <text:list-item>
                        <text:p text:style-name="P8">When items are added/deleted, other items aren’t moved</text:p>
                      </text:list-item>
                      <text:list-item>
                        <text:p text:style-name="P8">Useful when items are large and, hence, expensive to move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Hash tables</text:p>
              </text:list-item>
            </text:list>
            <text:list text:style-name="L4">
              <text:list-item>
                <text:list>
                  <text:list-item>
                    <text:p text:style-name="P8">Invaluable for storing (key, value) pairs</text:p>
                  </text:list-item>
                  <text:list-item>
                    <text:p text:style-name="P8">Very efficient lookups</text:p>
                    <text:list>
                      <text:list-item>
                        <text:p text:style-name="P8">If the hash function is good and the table size is large enoug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Bit-wise operators in C</text:p>
              </text:list-item>
            </text:list>
            <text:list text:style-name="L4">
              <text:list-item>
                <text:list>
                  <text:list-item>
                    <text:p text:style-name="P8">AND (&amp;) and OR (|) – note: they are different from &amp;&amp; and ||</text:p>
                  </text:list-item>
                  <text:list-item>
                    <text:p text:style-name="P8">One’s complement (~) to flip all bits</text:p>
                  </text:list-item>
                  <text:list-item>
                    <text:p text:style-name="P8">Left shift (&lt;&lt;) and right shift (&gt;&gt;) by some number of bit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4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ff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2-27T08:47:14</dc:date>
    <meta:editing-cycles>344</meta:editing-cycles>
    <meta:editing-duration>PT353H30M13S</meta:editing-duration>
    <meta:document-statistic meta:object-count="801"/>
    <meta:generator>OpenOffice.org/3.2$Linux OpenOffice.org_project/320m19$Build-9505</meta:generator>
  </office:meta>
</office:document-meta>
</file>